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8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3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8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3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4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8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3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5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8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6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1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7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6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1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7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8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2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4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5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6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7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7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7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8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9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9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9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9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9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9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0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0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0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0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0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0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0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4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5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6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7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7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7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8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9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9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9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9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9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9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0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0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0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0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0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0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0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4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5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6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7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7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7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8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9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9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9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9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9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9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0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0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0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0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0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0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0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4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5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6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7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7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7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8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9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9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9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9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9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9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0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0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0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0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0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0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0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4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5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6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7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7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7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8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9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9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9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9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9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9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0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0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0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0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0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0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0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4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5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6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7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7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7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8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9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9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9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9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9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9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0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0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03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8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0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07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80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0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14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8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19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8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23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8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29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8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35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8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4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47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8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5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6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7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7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7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8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9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9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9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9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9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9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0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0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0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0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0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0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0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4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5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6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7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7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7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8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9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9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9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9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9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9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0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0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0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0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0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0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0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4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5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6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7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7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7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86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0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8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9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9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9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9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9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9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0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0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0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0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0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0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0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17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1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4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5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6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66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1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7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7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7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8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9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9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9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9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9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9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0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0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0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05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20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0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0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0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4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5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6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7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7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7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8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9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9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9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9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9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9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0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0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0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0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0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0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0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4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5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6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7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7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7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83" style:family="text">
      <style:text-properties fo:font-size="11.00pt" fo:font-weight="normal" fo:font-family="'Segoe UI Emoji'" style:font-family-asian="'Segoe UI Emoji'" style:font-family-complex="'Segoe UI Emoji'" fo:background-color="transparent" style:use-window-font-color="true"/>
    </style:style>
    <style:style style:name="T1384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3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8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9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94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139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9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9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9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0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0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0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0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0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0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0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13" style:family="text">
      <style:text-properties fo:font-size="11.00pt" fo:font-weight="normal" fo:font-family="'Segoe UI Emoji'" style:font-family-asian="'Segoe UI Emoji'" style:font-family-complex="'Segoe UI Emoji'" fo:background-color="transparent" style:use-window-font-color="true"/>
    </style:style>
    <style:style style:name="T1414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4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4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5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6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7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7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7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80" style:family="text">
      <style:text-properties fo:font-size="11.00pt" fo:font-weight="normal" fo:font-family="'Segoe UI Emoji'" style:font-family-asian="'Segoe UI Emoji'" style:font-family-complex="'Segoe UI Emoji'" fo:background-color="transparent" style:use-window-font-color="true"/>
    </style:style>
    <style:style style:name="T1481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4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8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9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9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9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9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9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9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0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0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0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0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0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0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0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16" style:family="text">
      <style:text-properties fo:font-size="11.00pt" fo:font-weight="normal" fo:font-family="'Segoe UI Emoji'" style:font-family-asian="'Segoe UI Emoji'" style:font-family-complex="'Segoe UI Emoji'" fo:background-color="transparent" style:use-window-font-color="true"/>
    </style:style>
    <style:style style:name="T1517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5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38" style:family="text">
      <style:text-properties fo:font-size="11.00pt" fo:font-weight="normal" fo:font-family="'Segoe UI Emoji'" style:font-family-asian="'Segoe UI Emoji'" style:font-family-complex="'Segoe UI Emoji'" fo:background-color="transparent" style:use-window-font-color="true"/>
    </style:style>
    <style:style style:name="T1539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5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4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5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6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7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7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7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8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9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9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9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9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9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9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0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0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0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0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0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0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0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4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5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6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7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7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7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8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9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9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9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9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9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9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0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0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0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0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0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0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0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4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5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6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7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7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7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按高级赌场风格</text:span><text:span text:style-name="T2">，</text:span><text:span text:style-name="T3">前端需求文档以及我上传的图片编写前端并连接到智能合约</text:span><text:span text:style-name="T4">，，#<text:s/></text:span><text:span text:style-name="T5">🔥</text:span><text:span text:style-name="T6"><text:s/></text:span><text:span text:style-name="T7">Card</text:span><text:span text:style-name="T8">9<text:s/></text:span><text:span text:style-name="T9">Chain V</text:span><text:span text:style-name="T10">6<text:s/></text:span><text:span text:style-name="T11">——<text:s/></text:span><text:span text:style-name="T12">最完整前端需求文档</text:span><text:span text:style-name="T13"/></text:p>
      <text:p text:style-name="P1"><text:span text:style-name="T13"/></text:p>
      <text:p text:style-name="P1"><text:span text:style-name="T14">---</text:span><text:span text:style-name="T15"/></text:p>
      <text:p text:style-name="P1"><text:span text:style-name="T15"/></text:p>
      <text:p text:style-name="P1"><text:span text:style-name="T16">#<text:s/></text:span><text:span text:style-name="T17">一</text:span><text:span text:style-name="T18">、</text:span><text:span text:style-name="T19">前端核心原则</text:span><text:span text:style-name="T20">（</text:span><text:span text:style-name="T21">强制</text:span><text:span text:style-name="T22">）</text:span><text:span text:style-name="T23"/></text:p>
      <text:p text:style-name="P1"><text:span text:style-name="T23"/></text:p>
      <text:p text:style-name="P1"><text:span text:style-name="T24">前端绝对不能</text:span><text:span text:style-name="T25">：</text:span><text:span text:style-name="T26"/></text:p>
      <text:p text:style-name="P1"><text:span text:style-name="T26"/></text:p>
      <text:p text:style-name="P1"><text:span text:style-name="T27">*<text:s/></text:span><text:span text:style-name="T28">❌</text:span><text:span text:style-name="T29"><text:s/></text:span><text:span text:style-name="T30">判断胜负</text:span><text:span text:style-name="T31"/></text:p>
      <text:p text:style-name="P1"><text:span text:style-name="T32">*<text:s/></text:span><text:span text:style-name="T33">❌</text:span><text:span text:style-name="T34"><text:s/></text:span><text:span text:style-name="T35">判断牌型</text:span><text:span text:style-name="T36"/></text:p>
      <text:p text:style-name="P1"><text:span text:style-name="T37">*<text:s/></text:span><text:span text:style-name="T38">❌</text:span><text:span text:style-name="T39"><text:s/></text:span><text:span text:style-name="T40">计算倍率</text:span><text:span text:style-name="T41"/></text:p>
      <text:p text:style-name="P1"><text:span text:style-name="T42">*<text:s/></text:span><text:span text:style-name="T43">❌</text:span><text:span text:style-name="T44"><text:s/></text:span><text:span text:style-name="T45">控制时间逻辑</text:span><text:span text:style-name="T46"/></text:p>
      <text:p text:style-name="P1"><text:span text:style-name="T47">*<text:s/></text:span><text:span text:style-name="T48">❌</text:span><text:span text:style-name="T49"><text:s/></text:span><text:span text:style-name="T50">生成随机牌</text:span><text:span text:style-name="T51"/></text:p>
      <text:p text:style-name="P1"><text:span text:style-name="T52">*<text:s/></text:span><text:span text:style-name="T53">❌</text:span><text:span text:style-name="T54"><text:s/></text:span><text:span text:style-name="T55">修改牌顺序</text:span><text:span text:style-name="T56"/></text:p>
      <text:p text:style-name="P1"><text:span text:style-name="T57">*<text:s/></text:span><text:span text:style-name="T58">❌</text:span><text:span text:style-name="T59"><text:s/></text:span><text:span text:style-name="T60">参与结算</text:span><text:span text:style-name="T61"/></text:p>
      <text:p text:style-name="P1"><text:span text:style-name="T61"/></text:p>
      <text:p text:style-name="P1"><text:span text:style-name="T62">前端只负责</text:span><text:span text:style-name="T63">：</text:span><text:span text:style-name="T64"/></text:p>
      <text:p text:style-name="P1"><text:span text:style-name="T64"/></text:p>
      <text:p text:style-name="P1"><text:span text:style-name="T65">*<text:s/></text:span><text:span text:style-name="T66">✅</text:span><text:span text:style-name="T67"><text:s/></text:span><text:span text:style-name="T68">钱包连接</text:span><text:span text:style-name="T69"/></text:p>
      <text:p text:style-name="P1"><text:span text:style-name="T70">*<text:s/></text:span><text:span text:style-name="T71">✅</text:span><text:span text:style-name="T72"><text:s/></text:span><text:span text:style-name="T73">调用合约</text:span><text:span text:style-name="T74"/></text:p>
      <text:p text:style-name="P1"><text:span text:style-name="T75">*<text:s/></text:span><text:span text:style-name="T76">✅</text:span><text:span text:style-name="T77"><text:s/></text:span><text:span text:style-name="T78">展示状态</text:span><text:span text:style-name="T79"/></text:p>
      <text:p text:style-name="P1"><text:span text:style-name="T80">*<text:s/></text:span><text:span text:style-name="T81">✅</text:span><text:span text:style-name="T82"><text:s/></text:span><text:span text:style-name="T83">分组</text:span><text:span text:style-name="T84">UI</text:span><text:span text:style-name="T85"/></text:p>
      <text:p text:style-name="P1"><text:span text:style-name="T86">*<text:s/></text:span><text:span text:style-name="T87">✅</text:span><text:span text:style-name="T88"><text:s/></text:span><text:span text:style-name="T89">自动提交</text:span><text:span text:style-name="T90"/></text:p>
      <text:p text:style-name="P1"><text:span text:style-name="T91">*<text:s/></text:span><text:span text:style-name="T92">✅</text:span><text:span text:style-name="T93"><text:s/></text:span><text:span text:style-name="T94">显示结果</text:span><text:span text:style-name="T95"/></text:p>
      <text:p text:style-name="P1"><text:span text:style-name="T95"/></text:p>
      <text:p text:style-name="P1"><text:span text:style-name="T96">---</text:span><text:span text:style-name="T97"/></text:p>
      <text:p text:style-name="P1"><text:span text:style-name="T97"/></text:p>
      <text:p text:style-name="P1"><text:span text:style-name="T98">#<text:s/></text:span><text:span text:style-name="T99">二</text:span><text:span text:style-name="T100">、</text:span><text:span text:style-name="T101">钱包连接模块</text:span><text:span text:style-name="T102">（</text:span><text:span text:style-name="T103">避免</text:span><text:span text:style-name="T104">“</text:span><text:span text:style-name="T105">创建匹配失败</text:span><text:span text:style-name="T106">”</text:span><text:span text:style-name="T107">）</text:span><text:span text:style-name="T108"/></text:p>
      <text:p text:style-name="P1"><text:span text:style-name="T108"/></text:p>
      <text:p text:style-name="P1"><text:span text:style-name="T109">##<text:s/></text:span><text:span text:style-name="T110">2.1<text:s/></text:span><text:span text:style-name="T111">必须检测是否安装钱包</text:span><text:span text:style-name="T112"/></text:p>
      <text:p text:style-name="P1"><text:span text:style-name="T112"/></text:p>
      <text:p text:style-name="P1"><text:span text:style-name="T113">```js</text:span><text:span text:style-name="T114"/></text:p>
      <text:p text:style-name="P1"><text:span text:style-name="T115">if (!window.ethereum) {</text:span><text:span text:style-name="T116"/></text:p>
      <text:p text:style-name="P1"><text:span text:style-name="T117"><text:s text:c="3"/>show("</text:span><text:span text:style-name="T118">请安装<text:s/></text:span><text:span text:style-name="T119">MetaMask");</text:span><text:span text:style-name="T120"/></text:p>
      <text:p text:style-name="P1"><text:span text:style-name="T121"><text:s text:c="3"/>return;</text:span><text:span text:style-name="T122"/></text:p>
      <text:p text:style-name="P1"><text:span text:style-name="T123">}</text:span><text:span text:style-name="T124"/></text:p>
      <text:p text:style-name="P1"><text:span text:style-name="T125">```</text:span><text:span text:style-name="T126"/></text:p>
      <text:p text:style-name="P1"><text:span text:style-name="T126"/></text:p>
      <text:p text:style-name="P1"><text:span text:style-name="T127">---</text:span><text:span text:style-name="T128"/></text:p>
      <text:p text:style-name="P1"><text:span text:style-name="T128"/></text:p>
      <text:p text:style-name="P1"><text:span text:style-name="T129">##<text:s/></text:span><text:span text:style-name="T130">2.2<text:s/></text:span><text:span text:style-name="T131">强制请求账户</text:span><text:span text:style-name="T132"/></text:p>
      <text:p text:style-name="P1"><text:span text:style-name="T132"/></text:p>
      <text:p text:style-name="P1"><text:span text:style-name="T133">```js</text:span><text:span text:style-name="T134"/></text:p>
      <text:p text:style-name="P1"><text:span text:style-name="T135">await ethereum.request({</text:span><text:span text:style-name="T136"/></text:p>
      <text:p text:style-name="P1"><text:span text:style-name="T137"><text:s text:c="2"/>method: 'eth_requestAccounts'</text:span><text:span text:style-name="T138"/></text:p>
      <text:p text:style-name="P1"><text:span text:style-name="T139">});</text:span><text:span text:style-name="T140"/></text:p>
      <text:p text:style-name="P1"><text:span text:style-name="T141">```</text:span><text:span text:style-name="T142"/></text:p>
      <text:p text:style-name="P1"><text:span text:style-name="T142"/></text:p>
      <text:p text:style-name="P1"><text:span text:style-name="T143">---</text:span><text:span text:style-name="T144"/></text:p>
      <text:p text:style-name="P1"><text:span text:style-name="T144"/></text:p>
      <text:p text:style-name="P1"><text:span text:style-name="T145">##<text:s/></text:span><text:span text:style-name="T146">2.3<text:s/></text:span><text:span text:style-name="T147">强制检查网络</text:span><text:span text:style-name="T148"/></text:p>
      <text:p text:style-name="P1"><text:span text:style-name="T148"/></text:p>
      <text:p text:style-name="P1"><text:span text:style-name="T149">必须是</text:span><text:span text:style-name="T150">：</text:span><text:span text:style-name="T151"/></text:p>
      <text:p text:style-name="P1"><text:span text:style-name="T151"/></text:p>
      <text:p text:style-name="P1"><text:span text:style-name="T152">```</text:span><text:span text:style-name="T153"/></text:p>
      <text:p text:style-name="P1"><text:span text:style-name="T154">chainId =<text:s/></text:span><text:span text:style-name="T155">0</text:span><text:span text:style-name="T156">x</text:span><text:span text:style-name="T157">61</text:span><text:span text:style-name="T158"/></text:p>
      <text:p text:style-name="P1"><text:span text:style-name="T159">```</text:span><text:span text:style-name="T160"/></text:p>
      <text:p text:style-name="P1"><text:span text:style-name="T160"/></text:p>
      <text:p text:style-name="P1"><text:span text:style-name="T161">```js</text:span><text:span text:style-name="T162"/></text:p>
      <text:p text:style-name="P1"><text:span text:style-name="T163">const chainId = await ethereum.request({</text:span><text:span text:style-name="T164"/></text:p>
      <text:p text:style-name="P1"><text:span text:style-name="T165"><text:s text:c="2"/>method: 'eth_chainId'</text:span><text:span text:style-name="T166"/></text:p>
      <text:p text:style-name="P1"><text:span text:style-name="T167">});</text:span><text:span text:style-name="T168"/></text:p>
      <text:p text:style-name="P1"><text:span text:style-name="T168"/></text:p>
      <text:p text:style-name="P1"><text:span text:style-name="T169">if (chainId !== '</text:span><text:span text:style-name="T170">0</text:span><text:span text:style-name="T171">x</text:span><text:span text:style-name="T172">61</text:span><text:span text:style-name="T173">') {</text:span><text:span text:style-name="T174"/></text:p>
      <text:p text:style-name="P1"><text:span text:style-name="T175"><text:s text:c="3"/>await ethereum.request({</text:span><text:span text:style-name="T176"/></text:p>
      <text:p text:style-name="P1"><text:span text:style-name="T177"><text:s text:c="5"/>method: 'wallet_switchEthereumChain',</text:span><text:span text:style-name="T178"/></text:p>
      <text:p text:style-name="P1"><text:span text:style-name="T179"><text:s text:c="5"/>params: [{ chainId: '</text:span><text:span text:style-name="T180">0</text:span><text:span text:style-name="T181">x</text:span><text:span text:style-name="T182">61</text:span><text:span text:style-name="T183">' }]</text:span><text:span text:style-name="T184"/></text:p>
      <text:p text:style-name="P1"><text:span text:style-name="T185"><text:s text:c="3"/>});</text:span><text:span text:style-name="T186"/></text:p>
      <text:p text:style-name="P1"><text:span text:style-name="T187">}</text:span><text:span text:style-name="T188"/></text:p>
      <text:p text:style-name="P1"><text:span text:style-name="T189">```</text:span><text:span text:style-name="T190"/></text:p>
      <text:p text:style-name="P1"><text:span text:style-name="T190"/></text:p>
      <text:p text:style-name="P1"><text:span text:style-name="T191">如果切换失败</text:span><text:span text:style-name="T192">：</text:span><text:span text:style-name="T193"/></text:p>
      <text:p text:style-name="P1"><text:span text:style-name="T193"/></text:p>
      <text:p text:style-name="P1"><text:span text:style-name="T194">提示</text:span><text:span text:style-name="T195">：</text:span><text:span text:style-name="T196"/></text:p>
      <text:p text:style-name="P1"><text:span text:style-name="T196"/></text:p>
      <text:p text:style-name="P1"><text:span text:style-name="T197">&gt;<text:s/></text:span><text:span text:style-name="T198">请手动切换到<text:s/></text:span><text:span text:style-name="T199">BSC Testnet</text:span><text:span text:style-name="T200"/></text:p>
      <text:p text:style-name="P1"><text:span text:style-name="T200"/></text:p>
      <text:p text:style-name="P1"><text:span text:style-name="T201">---</text:span><text:span text:style-name="T202"/></text:p>
      <text:p text:style-name="P1"><text:span text:style-name="T202"/></text:p>
      <text:p text:style-name="P1"><text:span text:style-name="T203">#<text:s/></text:span><text:span text:style-name="T204">三</text:span><text:span text:style-name="T205">、</text:span><text:span text:style-name="T206">合约初始化</text:span><text:span text:style-name="T207">（</text:span><text:span text:style-name="T208">必须严格</text:span><text:span text:style-name="T209">）</text:span><text:span text:style-name="T210"/></text:p>
      <text:p text:style-name="P1"><text:span text:style-name="T210"/></text:p>
      <text:p text:style-name="P1"><text:span text:style-name="T211">```js</text:span><text:span text:style-name="T212"/></text:p>
      <text:p text:style-name="P1"><text:span text:style-name="T213">const provider = new ethers.BrowserProvider(window.ethereum);</text:span><text:span text:style-name="T214"/></text:p>
      <text:p text:style-name="P1"><text:span text:style-name="T215">const signer = await provider.getSigner();</text:span><text:span text:style-name="T216"/></text:p>
      <text:p text:style-name="P1"><text:span text:style-name="T217">const contract = new ethers.Contract(</text:span><text:span text:style-name="T218"/></text:p>
      <text:p text:style-name="P1"><text:span text:style-name="T219"><text:s text:c="3"/>CONTRACT_ADDRESS,</text:span><text:span text:style-name="T220"/></text:p>
      <text:p text:style-name="P1"><text:span text:style-name="T221"><text:s text:c="3"/>ABI,</text:span><text:span text:style-name="T222"/></text:p>
      <text:p text:style-name="P1"><text:span text:style-name="T223"><text:s text:c="3"/>signer</text:span><text:span text:style-name="T224"/></text:p>
      <text:p text:style-name="P1"><text:span text:style-name="T225">);</text:span><text:span text:style-name="T226"/></text:p>
      <text:p text:style-name="P1"><text:span text:style-name="T227">```</text:span><text:span text:style-name="T228"/></text:p>
      <text:p text:style-name="P1"><text:span text:style-name="T228"/></text:p>
      <text:p text:style-name="P1"><text:span text:style-name="T229">必须打印</text:span><text:span text:style-name="T230">：</text:span><text:span text:style-name="T231"/></text:p>
      <text:p text:style-name="P1"><text:span text:style-name="T231"/></text:p>
      <text:p text:style-name="P1"><text:span text:style-name="T232">```js</text:span><text:span text:style-name="T233"/></text:p>
      <text:p text:style-name="P1"><text:span text:style-name="T234">console.log(await signer.getAddress());</text:span><text:span text:style-name="T235"/></text:p>
      <text:p text:style-name="P1"><text:span text:style-name="T236">console.log(contract.target);</text:span><text:span text:style-name="T237"/></text:p>
      <text:p text:style-name="P1"><text:span text:style-name="T238">```</text:span><text:span text:style-name="T239"/></text:p>
      <text:p text:style-name="P1"><text:span text:style-name="T239"/></text:p>
      <text:p text:style-name="P1"><text:span text:style-name="T240">确认</text:span><text:span text:style-name="T241">：</text:span><text:span text:style-name="T242"/></text:p>
      <text:p text:style-name="P1"><text:span text:style-name="T242"/></text:p>
      <text:p text:style-name="P1"><text:span text:style-name="T243">*<text:s/></text:span><text:span text:style-name="T244">地址正确</text:span><text:span text:style-name="T245"/></text:p>
      <text:p text:style-name="P1"><text:span text:style-name="T246">* ABI<text:s/></text:span><text:span text:style-name="T247">最新</text:span><text:span text:style-name="T248"/></text:p>
      <text:p text:style-name="P1"><text:span text:style-name="T249">*<text:s/></text:span><text:span text:style-name="T250">网络正确</text:span><text:span text:style-name="T251"/></text:p>
      <text:p text:style-name="P1"><text:span text:style-name="T251"/></text:p>
      <text:p text:style-name="P1"><text:span text:style-name="T252">---</text:span><text:span text:style-name="T253"/></text:p>
      <text:p text:style-name="P1"><text:span text:style-name="T253"/></text:p>
      <text:p text:style-name="P1"><text:span text:style-name="T254">#<text:s/></text:span><text:span text:style-name="T255">四</text:span><text:span text:style-name="T256">、</text:span><text:span text:style-name="T257">创建匹配流程</text:span><text:span text:style-name="T258">（</text:span><text:span text:style-name="T259">重点防失败</text:span><text:span text:style-name="T260">）</text:span><text:span text:style-name="T261"/></text:p>
      <text:p text:style-name="P1"><text:span text:style-name="T261"/></text:p>
      <text:p text:style-name="P1"><text:span text:style-name="T262">创建匹配失败<text:s/></text:span><text:span text:style-name="T263">90</text:span><text:span text:style-name="T264">%<text:s/></text:span><text:span text:style-name="T265">原因</text:span><text:span text:style-name="T266">：</text:span><text:span text:style-name="T267"/></text:p>
      <text:p text:style-name="P1"><text:span text:style-name="T267"/></text:p>
      <text:p text:style-name="P1"><text:span text:style-name="T268">1</text:span><text:span text:style-name="T269">.<text:s/></text:span><text:span text:style-name="T270">未传<text:s/></text:span><text:span text:style-name="T271">value</text:span><text:span text:style-name="T272"/></text:p>
      <text:p text:style-name="P1"><text:span text:style-name="T273">2</text:span><text:span text:style-name="T274">. value<text:s/></text:span><text:span text:style-name="T275">不等于<text:s/></text:span><text:span text:style-name="T276">0.00018</text:span><text:span text:style-name="T277"/></text:p>
      <text:p text:style-name="P1"><text:span text:style-name="T278">3</text:span><text:span text:style-name="T279">.<text:s/></text:span><text:span text:style-name="T280">网络错误</text:span><text:span text:style-name="T281"/></text:p>
      <text:p text:style-name="P1"><text:span text:style-name="T282">4</text:span><text:span text:style-name="T283">.<text:s/></text:span><text:span text:style-name="T284">余额不足</text:span><text:span text:style-name="T285"/></text:p>
      <text:p text:style-name="P1"><text:span text:style-name="T286">5</text:span><text:span text:style-name="T287">. ABI<text:s/></text:span><text:span text:style-name="T288">不匹配</text:span><text:span text:style-name="T289"/></text:p>
      <text:p text:style-name="P1"><text:span text:style-name="T290">6</text:span><text:span text:style-name="T291">.<text:s/></text:span><text:span text:style-name="T292">用户拒绝签名</text:span><text:span text:style-name="T293"/></text:p>
      <text:p text:style-name="P1"><text:span text:style-name="T293"/></text:p>
      <text:p text:style-name="P1"><text:span text:style-name="T294">---</text:span><text:span text:style-name="T295"/></text:p>
      <text:p text:style-name="P1"><text:span text:style-name="T295"/></text:p>
      <text:p text:style-name="P1"><text:span text:style-name="T296">##<text:s/></text:span><text:span text:style-name="T297">4.1<text:s/></text:span><text:span text:style-name="T298">创建匹配正确调用方式</text:span><text:span text:style-name="T299"/></text:p>
      <text:p text:style-name="P1"><text:span text:style-name="T299"/></text:p>
      <text:p text:style-name="P1"><text:span text:style-name="T300">```js</text:span><text:span text:style-name="T301"/></text:p>
      <text:p text:style-name="P1"><text:span text:style-name="T302">try {</text:span><text:span text:style-name="T303"/></text:p>
      <text:p text:style-name="P1"><text:span text:style-name="T304"><text:s text:c="3"/>const tx = await contract.createMatch({</text:span><text:span text:style-name="T305"/></text:p>
      <text:p text:style-name="P1"><text:span text:style-name="T306"><text:s text:c="6"/>value: ethers.parseEther("</text:span><text:span text:style-name="T307">0.00018</text:span><text:span text:style-name="T308">")</text:span><text:span text:style-name="T309"/></text:p>
      <text:p text:style-name="P1"><text:span text:style-name="T310"><text:s text:c="3"/>});</text:span><text:span text:style-name="T311"/></text:p>
      <text:p text:style-name="P1"><text:span text:style-name="T311"/></text:p>
      <text:p text:style-name="P1"><text:span text:style-name="T312"><text:s text:c="3"/>showLoading("</text:span><text:span text:style-name="T313">创建匹配中</text:span><text:span text:style-name="T314">...");</text:span><text:span text:style-name="T315"/></text:p>
      <text:p text:style-name="P1"><text:span text:style-name="T316"><text:s text:c="3"/>await tx.wait();</text:span><text:span text:style-name="T317"/></text:p>
      <text:p text:style-name="P1"><text:span text:style-name="T317"/></text:p>
      <text:p text:style-name="P1"><text:span text:style-name="T318"><text:s text:c="3"/>showSuccess("</text:span><text:span text:style-name="T319">匹配创建成功</text:span><text:span text:style-name="T320">");</text:span><text:span text:style-name="T321"/></text:p>
      <text:p text:style-name="P1"><text:span text:style-name="T321"/></text:p>
      <text:p text:style-name="P1"><text:span text:style-name="T322">} catch (error) {</text:span><text:span text:style-name="T323"/></text:p>
      <text:p text:style-name="P1"><text:span text:style-name="T324"><text:s text:c="3"/>console.log(error);</text:span><text:span text:style-name="T325"/></text:p>
      <text:p text:style-name="P1"><text:span text:style-name="T325"/></text:p>
      <text:p text:style-name="P1"><text:span text:style-name="T326"><text:s text:c="3"/>if (error.code ===<text:s/></text:span><text:span text:style-name="T327">4001</text:span><text:span text:style-name="T328">) {</text:span><text:span text:style-name="T329"/></text:p>
      <text:p text:style-name="P1"><text:span text:style-name="T330"><text:s text:c="7"/>show("</text:span><text:span text:style-name="T331">用户取消交易</text:span><text:span text:style-name="T332">");</text:span><text:span text:style-name="T333"/></text:p>
      <text:p text:style-name="P1"><text:span text:style-name="T334"><text:s text:c="3"/>} else if (error.message.includes("insufficient funds")) {</text:span><text:span text:style-name="T335"/></text:p>
      <text:p text:style-name="P1"><text:span text:style-name="T336"><text:s text:c="7"/>show("</text:span><text:span text:style-name="T337">余额不足</text:span><text:span text:style-name="T338">");</text:span><text:span text:style-name="T339"/></text:p>
      <text:p text:style-name="P1"><text:span text:style-name="T340"><text:s text:c="3"/>} else {</text:span><text:span text:style-name="T341"/></text:p>
      <text:p text:style-name="P1"><text:span text:style-name="T342"><text:s text:c="7"/>show("</text:span><text:span text:style-name="T343">创建匹配失败</text:span><text:span text:style-name="T344">");</text:span><text:span text:style-name="T345"/></text:p>
      <text:p text:style-name="P1"><text:span text:style-name="T346"><text:s text:c="3"/>}</text:span><text:span text:style-name="T347"/></text:p>
      <text:p text:style-name="P1"><text:span text:style-name="T348">}</text:span><text:span text:style-name="T349"/></text:p>
      <text:p text:style-name="P1"><text:span text:style-name="T350">```</text:span><text:span text:style-name="T351"/></text:p>
      <text:p text:style-name="P1"><text:span text:style-name="T351"/></text:p>
      <text:p text:style-name="P1"><text:span text:style-name="T352">---</text:span><text:span text:style-name="T353"/></text:p>
      <text:p text:style-name="P1"><text:span text:style-name="T353"/></text:p>
      <text:p text:style-name="P1"><text:span text:style-name="T354">#<text:s/></text:span><text:span text:style-name="T355">五</text:span><text:span text:style-name="T356">、</text:span><text:span text:style-name="T357">余额检测</text:span><text:span text:style-name="T358">（</text:span><text:span text:style-name="T359">提前防失败</text:span><text:span text:style-name="T360">）</text:span><text:span text:style-name="T361"/></text:p>
      <text:p text:style-name="P1"><text:span text:style-name="T361"/></text:p>
      <text:p text:style-name="P1"><text:span text:style-name="T362">创建前必须检测</text:span><text:span text:style-name="T363">：</text:span><text:span text:style-name="T364"/></text:p>
      <text:p text:style-name="P1"><text:span text:style-name="T364"/></text:p>
      <text:p text:style-name="P1"><text:span text:style-name="T365">```js</text:span><text:span text:style-name="T366"/></text:p>
      <text:p text:style-name="P1"><text:span text:style-name="T367">const balance = await provider.getBalance(user);</text:span><text:span text:style-name="T368"/></text:p>
      <text:p text:style-name="P1"><text:span text:style-name="T369">if (balance &lt; ethers.parseEther("</text:span><text:span text:style-name="T370">0.00018</text:span><text:span text:style-name="T371">")) {</text:span><text:span text:style-name="T372"/></text:p>
      <text:p text:style-name="P1"><text:span text:style-name="T373"><text:s text:c="3"/>show("</text:span><text:span text:style-name="T374">余额不足</text:span><text:span text:style-name="T375">");</text:span><text:span text:style-name="T376"/></text:p>
      <text:p text:style-name="P1"><text:span text:style-name="T377"><text:s text:c="3"/>return;</text:span><text:span text:style-name="T378"/></text:p>
      <text:p text:style-name="P1"><text:span text:style-name="T379">}</text:span><text:span text:style-name="T380"/></text:p>
      <text:p text:style-name="P1"><text:span text:style-name="T381">```</text:span><text:span text:style-name="T382"/></text:p>
      <text:p text:style-name="P1"><text:span text:style-name="T382"/></text:p>
      <text:p text:style-name="P1"><text:span text:style-name="T383">---</text:span><text:span text:style-name="T384"/></text:p>
      <text:p text:style-name="P1"><text:span text:style-name="T384"/></text:p>
      <text:p text:style-name="P1"><text:span text:style-name="T385">#<text:s/></text:span><text:span text:style-name="T386">六</text:span><text:span text:style-name="T387">、</text:span><text:span text:style-name="T388">匹配状态监听</text:span><text:span text:style-name="T389"/></text:p>
      <text:p text:style-name="P1"><text:span text:style-name="T389"/></text:p>
      <text:p text:style-name="P1"><text:span text:style-name="T390">前端必须监听</text:span><text:span text:style-name="T391">：</text:span><text:span text:style-name="T392"/></text:p>
      <text:p text:style-name="P1"><text:span text:style-name="T392"/></text:p>
      <text:p text:style-name="P1"><text:span text:style-name="T393">```js</text:span><text:span text:style-name="T394"/></text:p>
      <text:p text:style-name="P1"><text:span text:style-name="T395">contract.on("MatchCreated", ...)</text:span><text:span text:style-name="T396"/></text:p>
      <text:p text:style-name="P1"><text:span text:style-name="T397">contract.on("MatchFunded", ...)</text:span><text:span text:style-name="T398"/></text:p>
      <text:p text:style-name="P1"><text:span text:style-name="T399">contract.on("CardsDealt", ...)</text:span><text:span text:style-name="T400"/></text:p>
      <text:p text:style-name="P1"><text:span text:style-name="T401">contract.on("MatchSettled", ...)</text:span><text:span text:style-name="T402"/></text:p>
      <text:p text:style-name="P1"><text:span text:style-name="T403">```</text:span><text:span text:style-name="T404"/></text:p>
      <text:p text:style-name="P1"><text:span text:style-name="T404"/></text:p>
      <text:p text:style-name="P1"><text:span text:style-name="T405">UI</text:span><text:span text:style-name="T406">根据状态跳转</text:span><text:span text:style-name="T407">：</text:span><text:span text:style-name="T408"/></text:p>
      <text:p text:style-name="P1"><text:span text:style-name="T408"/></text:p>
      <text:p text:style-name="P1"><text:span text:style-name="T409">CREATED<text:s/></text:span><text:span text:style-name="T410">→<text:s/></text:span><text:span text:style-name="T411">MATCHED<text:s/></text:span><text:span text:style-name="T412">→<text:s/></text:span><text:span text:style-name="T413">FUNDED<text:s/></text:span><text:span text:style-name="T414">→<text:s/></text:span><text:span text:style-name="T415">DEALT<text:s/></text:span><text:span text:style-name="T416">→<text:s/></text:span><text:span text:style-name="T417">COUNTDOWN<text:s/></text:span><text:span text:style-name="T418">→<text:s/></text:span><text:span text:style-name="T419">SETTLED</text:span><text:span text:style-name="T420"/></text:p>
      <text:p text:style-name="P1"><text:span text:style-name="T420"/></text:p>
      <text:p text:style-name="P1"><text:span text:style-name="T421">---</text:span><text:span text:style-name="T422"/></text:p>
      <text:p text:style-name="P1"><text:span text:style-name="T422"/></text:p>
      <text:p text:style-name="P1"><text:span text:style-name="T423">#<text:s/></text:span><text:span text:style-name="T424">七</text:span><text:span text:style-name="T425">、</text:span><text:span text:style-name="T426">发牌展示逻辑</text:span><text:span text:style-name="T427"/></text:p>
      <text:p text:style-name="P1"><text:span text:style-name="T427"/></text:p>
      <text:p text:style-name="P1"><text:span text:style-name="T428">收到链上事件</text:span><text:span text:style-name="T429">：</text:span><text:span text:style-name="T430"/></text:p>
      <text:p text:style-name="P1"><text:span text:style-name="T430"/></text:p>
      <text:p text:style-name="P1"><text:span text:style-name="T431">```js</text:span><text:span text:style-name="T432"/></text:p>
      <text:p text:style-name="P1"><text:span text:style-name="T433">CardsDealt(player, cards)</text:span><text:span text:style-name="T434"/></text:p>
      <text:p text:style-name="P1"><text:span text:style-name="T435">```</text:span><text:span text:style-name="T436"/></text:p>
      <text:p text:style-name="P1"><text:span text:style-name="T436"/></text:p>
      <text:p text:style-name="P1"><text:span text:style-name="T437">前端</text:span><text:span text:style-name="T438">：</text:span><text:span text:style-name="T439"/></text:p>
      <text:p text:style-name="P1"><text:span text:style-name="T439"/></text:p>
      <text:p text:style-name="P1"><text:span text:style-name="T440">*<text:s/></text:span><text:span text:style-name="T441">展示</text:span><text:span text:style-name="T442">4</text:span><text:span text:style-name="T443">张牌</text:span><text:span text:style-name="T444"/></text:p>
      <text:p text:style-name="P1"><text:span text:style-name="T445">*<text:s/></text:span><text:span text:style-name="T446">保存原始顺序</text:span><text:span text:style-name="T447"/></text:p>
      <text:p text:style-name="P1"><text:span text:style-name="T448">*<text:s/></text:span><text:span text:style-name="T449">保存<text:s/></text:span><text:span text:style-name="T450">storedHash</text:span><text:span text:style-name="T451"/></text:p>
      <text:p text:style-name="P1"><text:span text:style-name="T451"/></text:p>
      <text:p text:style-name="P1"><text:span text:style-name="T452">---</text:span><text:span text:style-name="T453"/></text:p>
      <text:p text:style-name="P1"><text:span text:style-name="T453"/></text:p>
      <text:p text:style-name="P1"><text:span text:style-name="T454">#<text:s/></text:span><text:span text:style-name="T455">八</text:span><text:span text:style-name="T456">、</text:span><text:span text:style-name="T457">倒计时系统</text:span><text:span text:style-name="T458">（</text:span><text:span text:style-name="T459">严格</text:span><text:span text:style-name="T460">30</text:span><text:span text:style-name="T461">秒</text:span><text:span text:style-name="T462">）</text:span><text:span text:style-name="T463"/></text:p>
      <text:p text:style-name="P1"><text:span text:style-name="T463"/></text:p>
      <text:p text:style-name="P1"><text:span text:style-name="T464">*<text:s/></text:span><text:span text:style-name="T465">20</text:span><text:span text:style-name="T466">秒操作</text:span><text:span text:style-name="T467"/></text:p>
      <text:p text:style-name="P1"><text:span text:style-name="T468">*<text:s/></text:span><text:span text:style-name="T469">10</text:span><text:span text:style-name="T470">秒红色缓冲</text:span><text:span text:style-name="T471"/></text:p>
      <text:p text:style-name="P1"><text:span text:style-name="T472">*<text:s/></text:span><text:span text:style-name="T473">不可暂停</text:span><text:span text:style-name="T474"/></text:p>
      <text:p text:style-name="P1"><text:span text:style-name="T475">*<text:s/></text:span><text:span text:style-name="T476">不可刷新恢复时间</text:span><text:span text:style-name="T477"/></text:p>
      <text:p text:style-name="P1"><text:span text:style-name="T477"/></text:p>
      <text:p text:style-name="P1"><text:span text:style-name="T478">使用</text:span><text:span text:style-name="T479">：</text:span><text:span text:style-name="T480"/></text:p>
      <text:p text:style-name="P1"><text:span text:style-name="T480"/></text:p>
      <text:p text:style-name="P1"><text:span text:style-name="T481">```js</text:span><text:span text:style-name="T482"/></text:p>
      <text:p text:style-name="P1"><text:span text:style-name="T483">setInterval()</text:span><text:span text:style-name="T484"/></text:p>
      <text:p text:style-name="P1"><text:span text:style-name="T485">```</text:span><text:span text:style-name="T486"/></text:p>
      <text:p text:style-name="P1"><text:span text:style-name="T486"/></text:p>
      <text:p text:style-name="P1"><text:span text:style-name="T487">30</text:span><text:span text:style-name="T488">秒后自动</text:span><text:span text:style-name="T489">：</text:span><text:span text:style-name="T490"/></text:p>
      <text:p text:style-name="P1"><text:span text:style-name="T490"/></text:p>
      <text:p text:style-name="P1"><text:span text:style-name="T491">```js</text:span><text:span text:style-name="T492"/></text:p>
      <text:p text:style-name="P1"><text:span text:style-name="T493">submitOriginalCards()</text:span><text:span text:style-name="T494"/></text:p>
      <text:p text:style-name="P1"><text:span text:style-name="T495">```</text:span><text:span text:style-name="T496"/></text:p>
      <text:p text:style-name="P1"><text:span text:style-name="T496"/></text:p>
      <text:p text:style-name="P1"><text:span text:style-name="T497">---</text:span><text:span text:style-name="T498"/></text:p>
      <text:p text:style-name="P1"><text:span text:style-name="T498"/></text:p>
      <text:p text:style-name="P1"><text:span text:style-name="T499">#<text:s/></text:span><text:span text:style-name="T500">九</text:span><text:span text:style-name="T501">、</text:span><text:span text:style-name="T502">摆牌</text:span><text:span text:style-name="T503">UI</text:span><text:span text:style-name="T504">规则</text:span><text:span text:style-name="T505"/></text:p>
      <text:p text:style-name="P1"><text:span text:style-name="T505"/></text:p>
      <text:p text:style-name="P1"><text:span text:style-name="T506">允许</text:span><text:span text:style-name="T507">：</text:span><text:span text:style-name="T508"/></text:p>
      <text:p text:style-name="P1"><text:span text:style-name="T508"/></text:p>
      <text:p text:style-name="P1"><text:span text:style-name="T509">*<text:s/></text:span><text:span text:style-name="T510">拖拽分组</text:span><text:span text:style-name="T511"/></text:p>
      <text:p text:style-name="P1"><text:span text:style-name="T512">* A</text:span><text:span text:style-name="T513">组<text:s/></text:span><text:span text:style-name="T514">0,1</text:span><text:span text:style-name="T515"/></text:p>
      <text:p text:style-name="P1"><text:span text:style-name="T516">* B</text:span><text:span text:style-name="T517">组<text:s/></text:span><text:span text:style-name="T518">2,3</text:span><text:span text:style-name="T519"/></text:p>
      <text:p text:style-name="P1"><text:span text:style-name="T519"/></text:p>
      <text:p text:style-name="P1"><text:span text:style-name="T520">禁止</text:span><text:span text:style-name="T521">：</text:span><text:span text:style-name="T522"/></text:p>
      <text:p text:style-name="P1"><text:span text:style-name="T522"/></text:p>
      <text:p text:style-name="P1"><text:span text:style-name="T523">*<text:s/></text:span><text:span text:style-name="T524">修改牌</text:span><text:span text:style-name="T525"/></text:p>
      <text:p text:style-name="P1"><text:span text:style-name="T526">*<text:s/></text:span><text:span text:style-name="T527">替换牌</text:span><text:span text:style-name="T528"/></text:p>
      <text:p text:style-name="P1"><text:span text:style-name="T529">*<text:s/></text:span><text:span text:style-name="T530">删除牌</text:span><text:span text:style-name="T531"/></text:p>
      <text:p text:style-name="P1"><text:span text:style-name="T532">*<text:s/></text:span><text:span text:style-name="T533">增加牌</text:span><text:span text:style-name="T534"/></text:p>
      <text:p text:style-name="P1"><text:span text:style-name="T534"/></text:p>
      <text:p text:style-name="P1"><text:span text:style-name="T535">---</text:span><text:span text:style-name="T536"/></text:p>
      <text:p text:style-name="P1"><text:span text:style-name="T536"/></text:p>
      <text:p text:style-name="P1"><text:span text:style-name="T537">#<text:s/></text:span><text:span text:style-name="T538">十</text:span><text:span text:style-name="T539">、</text:span><text:span text:style-name="T540">自动提交机制</text:span><text:span text:style-name="T541"/></text:p>
      <text:p text:style-name="P1"><text:span text:style-name="T541"/></text:p>
      <text:p text:style-name="P1"><text:span text:style-name="T542">30</text:span><text:span text:style-name="T543">秒后</text:span><text:span text:style-name="T544">：</text:span><text:span text:style-name="T545"/></text:p>
      <text:p text:style-name="P1"><text:span text:style-name="T545"/></text:p>
      <text:p text:style-name="P1"><text:span text:style-name="T546">```js</text:span><text:span text:style-name="T547"/></text:p>
      <text:p text:style-name="P1"><text:span text:style-name="T548">await contract.submitCards(originalCards);</text:span><text:span text:style-name="T549"/></text:p>
      <text:p text:style-name="P1"><text:span text:style-name="T550">```</text:span><text:span text:style-name="T551"/></text:p>
      <text:p text:style-name="P1"><text:span text:style-name="T551"/></text:p>
      <text:p text:style-name="P1"><text:span text:style-name="T552">不判负</text:span><text:span text:style-name="T553">。</text:span><text:span text:style-name="T554"/></text:p>
      <text:p text:style-name="P1"><text:span text:style-name="T554"/></text:p>
      <text:p text:style-name="P1"><text:span text:style-name="T555">---</text:span><text:span text:style-name="T556"/></text:p>
      <text:p text:style-name="P1"><text:span text:style-name="T556"/></text:p>
      <text:p text:style-name="P1"><text:span text:style-name="T557">#<text:s/></text:span><text:span text:style-name="T558">十一</text:span><text:span text:style-name="T559">、</text:span><text:span text:style-name="T560">哈希异常提示</text:span><text:span text:style-name="T561"/></text:p>
      <text:p text:style-name="P1"><text:span text:style-name="T561"/></text:p>
      <text:p text:style-name="P1"><text:span text:style-name="T562">如果合约返回</text:span><text:span text:style-name="T563">：</text:span><text:span text:style-name="T564"/></text:p>
      <text:p text:style-name="P1"><text:span text:style-name="T564"/></text:p>
      <text:p text:style-name="P1"><text:span text:style-name="T565">```</text:span><text:span text:style-name="T566"/></text:p>
      <text:p text:style-name="P1"><text:span text:style-name="T567">HashMismatch</text:span><text:span text:style-name="T568"/></text:p>
      <text:p text:style-name="P1"><text:span text:style-name="T569">```</text:span><text:span text:style-name="T570"/></text:p>
      <text:p text:style-name="P1"><text:span text:style-name="T570"/></text:p>
      <text:p text:style-name="P1"><text:span text:style-name="T571">前端显示</text:span><text:span text:style-name="T572">：</text:span><text:span text:style-name="T573"/></text:p>
      <text:p text:style-name="P1"><text:span text:style-name="T573"/></text:p>
      <text:p text:style-name="P1"><text:span text:style-name="T574">&gt;<text:s/></text:span><text:span text:style-name="T575">牌数据异常</text:span><text:span text:style-name="T576">，</text:span><text:span text:style-name="T577">保证金将被扣除</text:span><text:span text:style-name="T578"/></text:p>
      <text:p text:style-name="P1"><text:span text:style-name="T578"/></text:p>
      <text:p text:style-name="P1"><text:span text:style-name="T579">---</text:span><text:span text:style-name="T580"/></text:p>
      <text:p text:style-name="P1"><text:span text:style-name="T580"/></text:p>
      <text:p text:style-name="P1"><text:span text:style-name="T581">#<text:s/></text:span><text:span text:style-name="T582">十二</text:span><text:span text:style-name="T583">、</text:span><text:span text:style-name="T584">认输按钮逻辑</text:span><text:span text:style-name="T585">（</text:span><text:span text:style-name="T586">完整</text:span><text:span text:style-name="T587">）</text:span><text:span text:style-name="T588"/></text:p>
      <text:p text:style-name="P1"><text:span text:style-name="T588"/></text:p>
      <text:p text:style-name="P1"><text:span text:style-name="T589">##<text:s/></text:span><text:span text:style-name="T590">弹窗内容</text:span><text:span text:style-name="T591">：</text:span><text:span text:style-name="T592"/></text:p>
      <text:p text:style-name="P1"><text:span text:style-name="T592"/></text:p>
      <text:p text:style-name="P1"><text:span text:style-name="T593">“</text:span><text:span text:style-name="T594">认输将输掉底注</text:span><text:span text:style-name="T595">，</text:span><text:span text:style-name="T596">是否确认</text:span><text:span text:style-name="T597">？</text:span><text:span text:style-name="T598">”</text:span><text:span text:style-name="T599"/></text:p>
      <text:p text:style-name="P1"><text:span text:style-name="T599"/></text:p>
      <text:p text:style-name="P1"><text:span text:style-name="T600">###<text:s/></text:span><text:span text:style-name="T601">点击取消</text:span><text:span text:style-name="T602">：</text:span><text:span text:style-name="T603"/></text:p>
      <text:p text:style-name="P1"><text:span text:style-name="T603"/></text:p>
      <text:p text:style-name="P1"><text:span text:style-name="T604">关闭弹窗</text:span><text:span text:style-name="T605"/></text:p>
      <text:p text:style-name="P1"><text:span text:style-name="T605"/></text:p>
      <text:p text:style-name="P1"><text:span text:style-name="T606">###<text:s/></text:span><text:span text:style-name="T607">点击认输</text:span><text:span text:style-name="T608">：</text:span><text:span text:style-name="T609"/></text:p>
      <text:p text:style-name="P1"><text:span text:style-name="T609"/></text:p>
      <text:p text:style-name="P1"><text:span text:style-name="T610">```js</text:span><text:span text:style-name="T611"/></text:p>
      <text:p text:style-name="P1"><text:span text:style-name="T612">await contract.surrender();</text:span><text:span text:style-name="T613"/></text:p>
      <text:p text:style-name="P1"><text:span text:style-name="T614">```</text:span><text:span text:style-name="T615"/></text:p>
      <text:p text:style-name="P1"><text:span text:style-name="T615"/></text:p>
      <text:p text:style-name="P1"><text:span text:style-name="T616">---</text:span><text:span text:style-name="T617"/></text:p>
      <text:p text:style-name="P1"><text:span text:style-name="T617"/></text:p>
      <text:p text:style-name="P1"><text:span text:style-name="T618">#<text:s/></text:span><text:span text:style-name="T619">十三</text:span><text:span text:style-name="T620">、</text:span><text:span text:style-name="T621">结果页展示</text:span><text:span text:style-name="T622"/></text:p>
      <text:p text:style-name="P1"><text:span text:style-name="T622"/></text:p>
      <text:p text:style-name="P1"><text:span text:style-name="T623">必须显示</text:span><text:span text:style-name="T624">：</text:span><text:span text:style-name="T625"/></text:p>
      <text:p text:style-name="P1"><text:span text:style-name="T625"/></text:p>
      <text:p text:style-name="P1"><text:span text:style-name="T626">*<text:s/></text:span><text:span text:style-name="T627">双方牌型</text:span><text:span text:style-name="T628"/></text:p>
      <text:p text:style-name="P1"><text:span text:style-name="T629">*<text:s/></text:span><text:span text:style-name="T630">大组对比</text:span><text:span text:style-name="T631"/></text:p>
      <text:p text:style-name="P1"><text:span text:style-name="T632">*<text:s/></text:span><text:span text:style-name="T633">小组对比</text:span><text:span text:style-name="T634"/></text:p>
      <text:p text:style-name="P1"><text:span text:style-name="T635">*<text:s/></text:span><text:span text:style-name="T636">倍率</text:span><text:span text:style-name="T637"/></text:p>
      <text:p text:style-name="P1"><text:span text:style-name="T638">*<text:s/></text:span><text:span text:style-name="T639">赢额</text:span><text:span text:style-name="T640"/></text:p>
      <text:p text:style-name="P1"><text:span text:style-name="T641">*<text:s/></text:span><text:span text:style-name="T642">服务费</text:span><text:span text:style-name="T643"/></text:p>
      <text:p text:style-name="P1"><text:span text:style-name="T644">*<text:s/></text:span><text:span text:style-name="T645">保证金返还</text:span><text:span text:style-name="T646"/></text:p>
      <text:p text:style-name="P1"><text:span text:style-name="T647">*<text:s/></text:span><text:span text:style-name="T648">实际到账</text:span><text:span text:style-name="T649"/></text:p>
      <text:p text:style-name="P1"><text:span text:style-name="T649"/></text:p>
      <text:p text:style-name="P1"><text:span text:style-name="T650">---</text:span><text:span text:style-name="T651"/></text:p>
      <text:p text:style-name="P1"><text:span text:style-name="T651"/></text:p>
      <text:p text:style-name="P1"><text:span text:style-name="T652">#<text:s/></text:span><text:span text:style-name="T653">十四</text:span><text:span text:style-name="T654">、</text:span><text:span text:style-name="T655">错误处理总表</text:span><text:span text:style-name="T656"/></text:p>
      <text:p text:style-name="P1"><text:span text:style-name="T656"/></text:p>
      <text:p text:style-name="P1"><text:span text:style-name="T657">|<text:s/></text:span><text:span text:style-name="T658">错误<text:s text:c="17"/></text:span><text:span text:style-name="T659">|<text:s/></text:span><text:span text:style-name="T660">前端提示<text:s text:c="2"/></text:span><text:span text:style-name="T661">|</text:span><text:span text:style-name="T662"/></text:p>
      <text:p text:style-name="P1"><text:span text:style-name="T663">| ------------------ | ----- |</text:span><text:span text:style-name="T664"/></text:p>
      <text:p text:style-name="P1"><text:span text:style-name="T665">|<text:s/></text:span><text:span text:style-name="T666">4001<text:s text:c="15"/></text:span><text:span text:style-name="T667">|<text:s/></text:span><text:span text:style-name="T668">用户取消<text:s text:c="2"/></text:span><text:span text:style-name="T669">|</text:span><text:span text:style-name="T670"/></text:p>
      <text:p text:style-name="P1"><text:span text:style-name="T671">| insufficient funds |<text:s/></text:span><text:span text:style-name="T672">余额不足<text:s text:c="2"/></text:span><text:span text:style-name="T673">|</text:span><text:span text:style-name="T674"/></text:p>
      <text:p text:style-name="P1"><text:span text:style-name="T675">| wrong chain<text:s text:c="8"/>|<text:s/></text:span><text:span text:style-name="T676">切换网络<text:s text:c="2"/></text:span><text:span text:style-name="T677">|</text:span><text:span text:style-name="T678"/></text:p>
      <text:p text:style-name="P1"><text:span text:style-name="T679">| execution reverted |<text:s/></text:span><text:span text:style-name="T680">合约拒绝<text:s text:c="2"/></text:span><text:span text:style-name="T681">|</text:span><text:span text:style-name="T682"/></text:p>
      <text:p text:style-name="P1"><text:span text:style-name="T683">| gas error<text:s text:c="10"/>| Gas</text:span><text:span text:style-name="T684">不足<text:s/></text:span><text:span text:style-name="T685">|</text:span><text:span text:style-name="T686"/></text:p>
      <text:p text:style-name="P1"><text:span text:style-name="T686"/></text:p>
      <text:p text:style-name="P1"><text:span text:style-name="T687">---</text:span><text:span text:style-name="T688"/></text:p>
      <text:p text:style-name="P1"><text:span text:style-name="T688"/></text:p>
      <text:p text:style-name="P1"><text:span text:style-name="T689">#<text:s/></text:span><text:span text:style-name="T690">十五</text:span><text:span text:style-name="T691">、Gas</text:span><text:span text:style-name="T692">估算防失败</text:span><text:span text:style-name="T693"/></text:p>
      <text:p text:style-name="P1"><text:span text:style-name="T693"/></text:p>
      <text:p text:style-name="P1"><text:span text:style-name="T694">创建匹配前</text:span><text:span text:style-name="T695">：</text:span><text:span text:style-name="T696"/></text:p>
      <text:p text:style-name="P1"><text:span text:style-name="T696"/></text:p>
      <text:p text:style-name="P1"><text:span text:style-name="T697">```js</text:span><text:span text:style-name="T698"/></text:p>
      <text:p text:style-name="P1"><text:span text:style-name="T699">await contract.createMatch.estimateGas({</text:span><text:span text:style-name="T700"/></text:p>
      <text:p text:style-name="P1"><text:span text:style-name="T701"><text:s text:c="3"/>value: ethers.parseEther("</text:span><text:span text:style-name="T702">0.00018</text:span><text:span text:style-name="T703">")</text:span><text:span text:style-name="T704"/></text:p>
      <text:p text:style-name="P1"><text:span text:style-name="T705">});</text:span><text:span text:style-name="T706"/></text:p>
      <text:p text:style-name="P1"><text:span text:style-name="T707">```</text:span><text:span text:style-name="T708"/></text:p>
      <text:p text:style-name="P1"><text:span text:style-name="T708"/></text:p>
      <text:p text:style-name="P1"><text:span text:style-name="T709">若估算失败<text:s/></text:span><text:span text:style-name="T710">→<text:s/></text:span><text:span text:style-name="T711">直接提示</text:span><text:span text:style-name="T712">。</text:span><text:span text:style-name="T713"/></text:p>
      <text:p text:style-name="P1"><text:span text:style-name="T713"/></text:p>
      <text:p text:style-name="P1"><text:span text:style-name="T714">---</text:span><text:span text:style-name="T715"/></text:p>
      <text:p text:style-name="P1"><text:span text:style-name="T715"/></text:p>
      <text:p text:style-name="P1"><text:span text:style-name="T716">#<text:s/></text:span><text:span text:style-name="T717">十六</text:span><text:span text:style-name="T718">、</text:span><text:span text:style-name="T719">防止重复点击</text:span><text:span text:style-name="T720"/></text:p>
      <text:p text:style-name="P1"><text:span text:style-name="T720"/></text:p>
      <text:p text:style-name="P1"><text:span text:style-name="T721">创建匹配按钮</text:span><text:span text:style-name="T722">：</text:span><text:span text:style-name="T723"/></text:p>
      <text:p text:style-name="P1"><text:span text:style-name="T723"/></text:p>
      <text:p text:style-name="P1"><text:span text:style-name="T724">*<text:s/></text:span><text:span text:style-name="T725">点击后<text:s/></text:span><text:span text:style-name="T726">disable</text:span><text:span text:style-name="T727"/></text:p>
      <text:p text:style-name="P1"><text:span text:style-name="T728">*<text:s/></text:span><text:span text:style-name="T729">交易确认后恢复</text:span><text:span text:style-name="T730"/></text:p>
      <text:p text:style-name="P1"><text:span text:style-name="T730"/></text:p>
      <text:p text:style-name="P1"><text:span text:style-name="T731">---</text:span><text:span text:style-name="T732"/></text:p>
      <text:p text:style-name="P1"><text:span text:style-name="T732"/></text:p>
      <text:p text:style-name="P1"><text:span text:style-name="T733">#<text:s/></text:span><text:span text:style-name="T734">十七</text:span><text:span text:style-name="T735">、</text:span><text:span text:style-name="T736">页面刷新恢复</text:span><text:span text:style-name="T737"/></text:p>
      <text:p text:style-name="P1"><text:span text:style-name="T737"/></text:p>
      <text:p text:style-name="P1"><text:span text:style-name="T738">刷新时</text:span><text:span text:style-name="T739">：</text:span><text:span text:style-name="T740"/></text:p>
      <text:p text:style-name="P1"><text:span text:style-name="T740"/></text:p>
      <text:p text:style-name="P1"><text:span text:style-name="T741">```js</text:span><text:span text:style-name="T742"/></text:p>
      <text:p text:style-name="P1"><text:span text:style-name="T743">contract.getMatchState(user)</text:span><text:span text:style-name="T744"/></text:p>
      <text:p text:style-name="P1"><text:span text:style-name="T745">```</text:span><text:span text:style-name="T746"/></text:p>
      <text:p text:style-name="P1"><text:span text:style-name="T746"/></text:p>
      <text:p text:style-name="P1"><text:span text:style-name="T747">自动恢复<text:s/></text:span><text:span text:style-name="T748">UI<text:s/></text:span><text:span text:style-name="T749">状态</text:span><text:span text:style-name="T750">。</text:span><text:span text:style-name="T751"/></text:p>
      <text:p text:style-name="P1"><text:span text:style-name="T751"/></text:p>
      <text:p text:style-name="P1"><text:span text:style-name="T752">---</text:span><text:span text:style-name="T753"/></text:p>
      <text:p text:style-name="P1"><text:span text:style-name="T753"/></text:p>
      <text:p text:style-name="P1"><text:span text:style-name="T754">#<text:s/></text:span><text:span text:style-name="T755">十八</text:span><text:span text:style-name="T756">、</text:span><text:span text:style-name="T757">极端网络延迟处理</text:span><text:span text:style-name="T758"/></text:p>
      <text:p text:style-name="P1"><text:span text:style-name="T758"/></text:p>
      <text:p text:style-name="P1"><text:span text:style-name="T759">*<text:s/></text:span><text:span text:style-name="T760">允许缓冲</text:span><text:span text:style-name="T761">10</text:span><text:span text:style-name="T762">秒</text:span><text:span text:style-name="T763"/></text:p>
      <text:p text:style-name="P1"><text:span text:style-name="T764">*<text:s/></text:span><text:span text:style-name="T765">30</text:span><text:span text:style-name="T766">秒后自动提交</text:span><text:span text:style-name="T767"/></text:p>
      <text:p text:style-name="P1"><text:span text:style-name="T768">*<text:s/></text:span><text:span text:style-name="T769">不等待无限时间</text:span><text:span text:style-name="T770"/></text:p>
      <text:p text:style-name="P1"><text:span text:style-name="T771">*<text:s/></text:span><text:span text:style-name="T772">不因为延迟判负</text:span><text:span text:style-name="T773"/></text:p>
      <text:p text:style-name="P1"><text:span text:style-name="T773"/></text:p>
      <text:p text:style-name="P1"><text:span text:style-name="T774">---</text:span><text:span text:style-name="T775"/></text:p>
      <text:p text:style-name="P1"><text:span text:style-name="T775"/></text:p>
      <text:p text:style-name="P1"><text:span text:style-name="T776">#<text:s/></text:span><text:span text:style-name="T777">十九</text:span><text:span text:style-name="T778">、</text:span><text:span text:style-name="T779">资金展示模块</text:span><text:span text:style-name="T780"/></text:p>
      <text:p text:style-name="P1"><text:span text:style-name="T780"/></text:p>
      <text:p text:style-name="P1"><text:span text:style-name="T781">实时显示</text:span><text:span text:style-name="T782">：</text:span><text:span text:style-name="T783"/></text:p>
      <text:p text:style-name="P1"><text:span text:style-name="T783"/></text:p>
      <text:p text:style-name="P1"><text:span text:style-name="T784">*<text:s/></text:span><text:span text:style-name="T785">当前冻结金额</text:span><text:span text:style-name="T786"/></text:p>
      <text:p text:style-name="P1"><text:span text:style-name="T787">*<text:s/></text:span><text:span text:style-name="T788">当前风险</text:span><text:span text:style-name="T789"/></text:p>
      <text:p text:style-name="P1"><text:span text:style-name="T790">*<text:s/></text:span><text:span text:style-name="T791">当前最大收益</text:span><text:span text:style-name="T792"/></text:p>
      <text:p text:style-name="P1"><text:span text:style-name="T792"/></text:p>
      <text:p text:style-name="P1"><text:span text:style-name="T793">---</text:span><text:span text:style-name="T794"/></text:p>
      <text:p text:style-name="P1"><text:span text:style-name="T794"/></text:p>
      <text:p text:style-name="P1"><text:span text:style-name="T795">#<text:s/></text:span><text:span text:style-name="T796">二十</text:span><text:span text:style-name="T797">、</text:span><text:span text:style-name="T798">前端最终检查清单</text:span><text:span text:style-name="T799"/></text:p>
      <text:p text:style-name="P1"><text:span text:style-name="T799"/></text:p>
      <text:p text:style-name="P1"><text:span text:style-name="T800">创建匹配前必须确认</text:span><text:span text:style-name="T801">：</text:span><text:span text:style-name="T802"/></text:p>
      <text:p text:style-name="P1"><text:span text:style-name="T802"/></text:p>
      <text:p text:style-name="P1"><text:span text:style-name="T803">✔</text:span><text:span text:style-name="T804"><text:s/></text:span><text:span text:style-name="T805">钱包已连接</text:span><text:span text:style-name="T806"/></text:p>
      <text:p text:style-name="P1"><text:span text:style-name="T807">✔</text:span><text:span text:style-name="T808"><text:s/></text:span><text:span text:style-name="T809">chainId =<text:s/></text:span><text:span text:style-name="T810">0</text:span><text:span text:style-name="T811">x</text:span><text:span text:style-name="T812">61</text:span><text:span text:style-name="T813"/></text:p>
      <text:p text:style-name="P1"><text:span text:style-name="T814">✔</text:span><text:span text:style-name="T815"><text:s/></text:span><text:span text:style-name="T816">ABI<text:s/></text:span><text:span text:style-name="T817">最新</text:span><text:span text:style-name="T818"/></text:p>
      <text:p text:style-name="P1"><text:span text:style-name="T819">✔</text:span><text:span text:style-name="T820"><text:s/></text:span><text:span text:style-name="T821">地址正确</text:span><text:span text:style-name="T822"/></text:p>
      <text:p text:style-name="P1"><text:span text:style-name="T823">✔</text:span><text:span text:style-name="T824"><text:s/></text:span><text:span text:style-name="T825">余额<text:s/></text:span><text:span text:style-name="T826">≥<text:s/></text:span><text:span text:style-name="T827">0.00018</text:span><text:span text:style-name="T828"/></text:p>
      <text:p text:style-name="P1"><text:span text:style-name="T829">✔</text:span><text:span text:style-name="T830"><text:s/></text:span><text:span text:style-name="T831">传入<text:s/></text:span><text:span text:style-name="T832">value<text:s/></text:span><text:span text:style-name="T833">正确</text:span><text:span text:style-name="T834"/></text:p>
      <text:p text:style-name="P1"><text:span text:style-name="T835">✔</text:span><text:span text:style-name="T836"><text:s/></text:span><text:span text:style-name="T837">Gas<text:s/></text:span><text:span text:style-name="T838">估算成功</text:span><text:span text:style-name="T839"/></text:p>
      <text:p text:style-name="P1"><text:span text:style-name="T839"/></text:p>
      <text:p text:style-name="P1"><text:span text:style-name="T840">不要用<text:s/></text:span><text:span text:style-name="T841">npm run dev<text:s/></text:span><text:span text:style-name="T842">直接部署了开发服务器</text:span><text:span text:style-name="T843"/></text:p>
      <text:p text:style-name="P1"><text:span text:style-name="T843"/></text:p>
      <text:p text:style-name="P1"><text:span text:style-name="T844">因为开发服务器默认带<text:s/></text:span><text:span text:style-name="T845">eval。</text:span><text:span text:style-name="T846"/></text:p>
      <text:p text:style-name="P1"><text:span text:style-name="T846"/></text:p>
      <text:p text:style-name="P1"><text:span text:style-name="T847">✅</text:span><text:span text:style-name="T848"><text:s/></text:span><text:span text:style-name="T849">正确上线流程</text:span><text:span text:style-name="T850"/></text:p>
      <text:p text:style-name="P1"><text:span text:style-name="T851">npm run build</text:span><text:span text:style-name="T852"/></text:p>
      <text:p text:style-name="P1"><text:span text:style-name="T852"/></text:p>
      <text:p text:style-name="P1"><text:span text:style-name="T853">然后</text:span><text:span text:style-name="T854">：</text:span><text:span text:style-name="T855"/></text:p>
      <text:p text:style-name="P1"><text:span text:style-name="T855"/></text:p>
      <text:p text:style-name="P1"><text:span text:style-name="T856">部署<text:s/></text:span><text:span text:style-name="T857">dist<text:s/></text:span><text:span text:style-name="T858">文件夹</text:span><text:span text:style-name="T859"/></text:p>
      <text:p text:style-name="P1"><text:span text:style-name="T859"/></text:p>
      <text:p text:style-name="P1"><text:span text:style-name="T860">不使用开发模式</text:span><text:span text:style-name="T861"/></text:p>
      <text:p text:style-name="P1"><text:span text:style-name="T861"/></text:p>
      <text:p text:style-name="P1"><text:span text:style-name="T862">不用热更新</text:span><text:span text:style-name="T863">点击进入房间按键</text:span><text:span text:style-name="T864">，</text:span><text:span text:style-name="T865">做一个弹窗实现内容</text:span><text:span text:style-name="T866"/></text:p>
      <text:p text:style-name="P1"><text:span text:style-name="T867"/></text:p>
      <text:p text:style-name="P1"><text:span text:style-name="T868">1</text:span><text:span text:style-name="T869">.<text:s/></text:span><text:span text:style-name="T870">前端匹配逻辑</text:span><text:span text:style-name="T871"/></text:p>
      <text:p text:style-name="P1"><text:span text:style-name="T872"/></text:p>
      <text:p text:style-name="P1"><text:span text:style-name="T873">30</text:span><text:span text:style-name="T874">秒匹配倒计时</text:span><text:span text:style-name="T875">：</text:span><text:span text:style-name="T876">明确的匹配时间限制</text:span><text:span text:style-name="T877"/></text:p>
      <text:p text:style-name="P1"><text:span text:style-name="T878"/></text:p>
      <text:p text:style-name="P1"><text:span text:style-name="T879">取消匹配按钮</text:span><text:span text:style-name="T880">：</text:span><text:span text:style-name="T881">玩家可以随时取消匹配</text:span><text:span text:style-name="T882"/></text:p>
      <text:p text:style-name="P1"><text:span text:style-name="T883"/></text:p>
      <text:p text:style-name="P1"><text:span text:style-name="T884">匹配状态显示</text:span><text:span text:style-name="T885">：</text:span><text:span text:style-name="T886">实时显示匹配进度和倒计时</text:span><text:span text:style-name="T887"/></text:p>
      <text:p text:style-name="P1"><text:span text:style-name="T888"/></text:p>
      <text:p text:style-name="P1"><text:span text:style-name="T889">智能匹配逻辑</text:span><text:span text:style-name="T890">：</text:span><text:span text:style-name="T891">只有匹配成功后才调用合约</text:span><text:span text:style-name="T892"/></text:p>
      <text:p text:style-name="P1"><text:span text:style-name="T893"/></text:p>
      <text:p text:style-name="P1"><text:span text:style-name="T894">2</text:span><text:span text:style-name="T895">.<text:s/></text:span><text:span text:style-name="T896">界面设计</text:span><text:span text:style-name="T897"/></text:p>
      <text:p text:style-name="P1"><text:span text:style-name="T898"/></text:p>
      <text:p text:style-name="P1"><text:span text:style-name="T899">匹配状态</text:span><text:span text:style-name="T900">UI：</text:span><text:span text:style-name="T901">显示</text:span><text:span text:style-name="T902">"</text:span><text:span text:style-name="T903">等待匹配中</text:span><text:span text:style-name="T904">..."</text:span><text:span text:style-name="T905">状态</text:span><text:span text:style-name="T906"/></text:p>
      <text:p text:style-name="P1"><text:span text:style-name="T907"/></text:p>
      <text:p text:style-name="P1"><text:span text:style-name="T908">倒计时显示</text:span><text:span text:style-name="T909">：</text:span><text:span text:style-name="T910">大号字体显示剩余时间</text:span><text:span text:style-name="T911"/></text:p>
      <text:p text:style-name="P1"><text:span text:style-name="T912"/></text:p>
      <text:p text:style-name="P1"><text:span text:style-name="T913">取消按钮</text:span><text:span text:style-name="T914">：</text:span><text:span text:style-name="T915">醒目的红色取消按钮</text:span><text:span text:style-name="T916"/></text:p>
      <text:p text:style-name="P1"><text:span text:style-name="T917"/></text:p>
      <text:p text:style-name="P1"><text:span text:style-name="T918">状态反馈</text:span><text:span text:style-name="T919">：</text:span><text:span text:style-name="T920">匹配成功</text:span><text:span text:style-name="T921">/</text:span><text:span text:style-name="T922">失败的明确提示</text:span><text:span text:style-name="T923"/></text:p>
      <text:p text:style-name="P1"><text:span text:style-name="T924"/></text:p>
      <text:p text:style-name="P1"><text:span text:style-name="T925">3</text:span><text:span text:style-name="T926">.<text:s/></text:span><text:span text:style-name="T927">错误处理</text:span><text:span text:style-name="T928"/></text:p>
      <text:p text:style-name="P1"><text:span text:style-name="T929"/></text:p>
      <text:p text:style-name="P1"><text:span text:style-name="T930">网络问题处理</text:span><text:span text:style-name="T931">：</text:span><text:span text:style-name="T932">玩家可以立即取消匹配</text:span><text:span text:style-name="T933"/></text:p>
      <text:p text:style-name="P1"><text:span text:style-name="T934"/></text:p>
      <text:p text:style-name="P1"><text:span text:style-name="T935">超时处理</text:span><text:span text:style-name="T936">：</text:span><text:span text:style-name="T937">30</text:span><text:span text:style-name="T938">秒后自动取消匹配</text:span><text:span text:style-name="T939"/></text:p>
      <text:p text:style-name="P1"><text:span text:style-name="T940"/></text:p>
      <text:p text:style-name="P1"><text:span text:style-name="T941">匹配失败提示</text:span><text:span text:style-name="T942">：</text:span><text:span text:style-name="T943">显示</text:span><text:span text:style-name="T944">"</text:span><text:span text:style-name="T945">没有对手</text:span><text:span text:style-name="T946">，</text:span><text:span text:style-name="T947">匹配失败</text:span><text:span text:style-name="T948">"</text:span><text:span text:style-name="T949"/></text:p>
      <text:p text:style-name="P1"><text:span text:style-name="T950"/></text:p>
      <text:p text:style-name="P1"><text:span text:style-name="T951">交易取消处理</text:span><text:span text:style-name="T952">：</text:span><text:span text:style-name="T953">用户取消交易时的友好提示</text:span><text:span text:style-name="T954"/></text:p>
      <text:p text:style-name="P1"><text:span text:style-name="T955"/></text:p>
      <text:p text:style-name="P1"><text:span text:style-name="T955"/></text:p>
      <text:p text:style-name="P1"><text:span text:style-name="T955"/></text:p>
      <text:p text:style-name="P1"><text:span text:style-name="T956">前端<text:s/></text:span><text:span text:style-name="T957">(Next.js)</text:span><text:span text:style-name="T958"/></text:p>
      <text:p text:style-name="P1"><text:span text:style-name="T959"><text:s text:c="8"/>↓</text:span><text:span text:style-name="T960"/></text:p>
      <text:p text:style-name="P1"><text:span text:style-name="T961">Supabase Realtime<text:s/></text:span><text:span text:style-name="T962">匹配服务器</text:span><text:span text:style-name="T963"/></text:p>
      <text:p text:style-name="P1"><text:span text:style-name="T964"><text:s text:c="8"/>↓</text:span><text:span text:style-name="T965"/></text:p>
      <text:p text:style-name="P1"><text:span text:style-name="T966">双方</text:span><text:span text:style-name="T967">Ready</text:span><text:span text:style-name="T968">确认</text:span><text:span text:style-name="T969"/></text:p>
      <text:p text:style-name="P1"><text:span text:style-name="T970"><text:s text:c="8"/>↓</text:span><text:span text:style-name="T971"/></text:p>
      <text:p text:style-name="P1"><text:span text:style-name="T972">同时调用合约<text:s/></text:span><text:span text:style-name="T973">startMatch()</text:span><text:span text:style-name="T974"/></text:p>
      <text:p text:style-name="P1"><text:span text:style-name="T975"><text:s text:c="8"/>↓</text:span><text:span text:style-name="T976"/></text:p>
      <text:p text:style-name="P1"><text:span text:style-name="T977">链上冻结保证金</text:span><text:span text:style-name="T978"/></text:p>
      <text:p text:style-name="P1"><text:span text:style-name="T979"><text:s text:c="8"/>↓</text:span><text:span text:style-name="T980"/></text:p>
      <text:p text:style-name="P1"><text:span text:style-name="T981">发牌<text:s/></text:span><text:span text:style-name="T982">→<text:s/></text:span><text:span text:style-name="T983">20</text:span><text:span text:style-name="T984">s</text:span><text:span text:style-name="T985">操作<text:s/></text:span><text:span text:style-name="T986">→<text:s/></text:span><text:span text:style-name="T987">10</text:span><text:span text:style-name="T988">s</text:span><text:span text:style-name="T989">缓冲<text:s/></text:span><text:span text:style-name="T990">→<text:s/></text:span><text:span text:style-name="T991">结算</text:span><text:span text:style-name="T992"/></text:p>
      <text:p text:style-name="P1"><text:span text:style-name="T993">```</text:span><text:span text:style-name="T994"/></text:p>
      <text:p text:style-name="P1"><text:span text:style-name="T995"/></text:p>
      <text:p text:style-name="P1"><text:span text:style-name="T995"/></text:p>
      <text:p text:style-name="P1"><text:span text:style-name="T996">#<text:s/></text:span><text:span text:style-name="T997">一</text:span><text:span text:style-name="T998">、<text:s/></text:span><text:span text:style-name="T999">核心原则</text:span><text:span text:style-name="T1000">（</text:span><text:span text:style-name="T1001">解决锁仓</text:span><text:span text:style-name="T1002">）</text:span><text:span text:style-name="T1003"/></text:p>
      <text:p text:style-name="P1"><text:span text:style-name="T1004"/></text:p>
      <text:p text:style-name="P1"><text:span text:style-name="T1004"/></text:p>
      <text:p text:style-name="P1"><text:span text:style-name="T1004"/></text:p>
      <text:p text:style-name="P1"><text:span text:style-name="T1005">###<text:s/></text:span><text:span text:style-name="T1006">质押必须</text:span><text:span text:style-name="T1007">“</text:span><text:span text:style-name="T1008">双人同时进入</text:span><text:span text:style-name="T1009">”</text:span><text:span text:style-name="T1010"/></text:p>
      <text:p text:style-name="P1"><text:span text:style-name="T1011"/></text:p>
      <text:p text:style-name="P1"><text:span text:style-name="T1012">###<text:s/></text:span><text:span text:style-name="T1013">匹配阶段完全链下</text:span><text:span text:style-name="T1014"/></text:p>
      <text:p text:style-name="P1"><text:span text:style-name="T1015"/></text:p>
      <text:p text:style-name="P1"><text:span text:style-name="T1016">---</text:span><text:span text:style-name="T1017"/></text:p>
      <text:p text:style-name="P1"><text:span text:style-name="T1018"/></text:p>
      <text:p text:style-name="P1"><text:span text:style-name="T1019">#<text:s/></text:span><text:span text:style-name="T1020">二</text:span><text:span text:style-name="T1021">、</text:span><text:span text:style-name="T1022">状态机设计</text:span><text:span text:style-name="T1023"/></text:p>
      <text:p text:style-name="P1"><text:span text:style-name="T1024"/></text:p>
      <text:p text:style-name="P1"><text:span text:style-name="T1025">## Supabase<text:s/></text:span><text:span text:style-name="T1026">服务器状态</text:span><text:span text:style-name="T1027"/></text:p>
      <text:p text:style-name="P1"><text:span text:style-name="T1028"/></text:p>
      <text:p text:style-name="P1"><text:span text:style-name="T1029">```</text:span><text:span text:style-name="T1030"/></text:p>
      <text:p text:style-name="P1"><text:span text:style-name="T1031">IDLE</text:span><text:span text:style-name="T1032"/></text:p>
      <text:p text:style-name="P1"><text:span text:style-name="T1033">MATCHING</text:span><text:span text:style-name="T1034"/></text:p>
      <text:p text:style-name="P1"><text:span text:style-name="T1035">MATCHED</text:span><text:span text:style-name="T1036"/></text:p>
      <text:p text:style-name="P1"><text:span text:style-name="T1037">READY_P</text:span><text:span text:style-name="T1038">1</text:span><text:span text:style-name="T1039"/></text:p>
      <text:p text:style-name="P1"><text:span text:style-name="T1040">READY_P</text:span><text:span text:style-name="T1041">2</text:span><text:span text:style-name="T1042"/></text:p>
      <text:p text:style-name="P1"><text:span text:style-name="T1043">READY_BOTH</text:span><text:span text:style-name="T1044"/></text:p>
      <text:p text:style-name="P1"><text:span text:style-name="T1045">ONCHAIN_PENDING</text:span><text:span text:style-name="T1046"/></text:p>
      <text:p text:style-name="P1"><text:span text:style-name="T1047">ONCHAIN_STARTED</text:span><text:span text:style-name="T1048"/></text:p>
      <text:p text:style-name="P1"><text:span text:style-name="T1049">```</text:span><text:span text:style-name="T1050"/></text:p>
      <text:p text:style-name="P1"><text:span text:style-name="T1051"/></text:p>
      <text:p text:style-name="P1"><text:span text:style-name="T1052">---</text:span><text:span text:style-name="T1053"/></text:p>
      <text:p text:style-name="P1"><text:span text:style-name="T1054"/></text:p>
      <text:p text:style-name="P1"><text:span text:style-name="T1055">##<text:s/></text:span><text:span text:style-name="T1056">链上状态</text:span><text:span text:style-name="T1057"/></text:p>
      <text:p text:style-name="P1"><text:span text:style-name="T1058"/></text:p>
      <text:p text:style-name="P1"><text:span text:style-name="T1059">```</text:span><text:span text:style-name="T1060"/></text:p>
      <text:p text:style-name="P1"><text:span text:style-name="T1061">CREATED</text:span><text:span text:style-name="T1062"/></text:p>
      <text:p text:style-name="P1"><text:span text:style-name="T1063">FUNDED</text:span><text:span text:style-name="T1064"/></text:p>
      <text:p text:style-name="P1"><text:span text:style-name="T1065">DEALT</text:span><text:span text:style-name="T1066"/></text:p>
      <text:p text:style-name="P1"><text:span text:style-name="T1067">COUNTDOWN</text:span><text:span text:style-name="T1068"/></text:p>
      <text:p text:style-name="P1"><text:span text:style-name="T1069">SETTLED</text:span><text:span text:style-name="T1070"/></text:p>
      <text:p text:style-name="P1"><text:span text:style-name="T1071">CANCELLED</text:span><text:span text:style-name="T1072"/></text:p>
      <text:p text:style-name="P1"><text:span text:style-name="T1073">```</text:span><text:span text:style-name="T1074"/></text:p>
      <text:p text:style-name="P1"><text:span text:style-name="T1075"/></text:p>
      <text:p text:style-name="P1"><text:span text:style-name="T1076">---</text:span><text:span text:style-name="T1077"/></text:p>
      <text:p text:style-name="P1"><text:span text:style-name="T1078"/></text:p>
      <text:p text:style-name="P1"><text:span text:style-name="T1079">#<text:s/></text:span><text:span text:style-name="T1080">三</text:span><text:span text:style-name="T1081">、</text:span><text:span text:style-name="T1082">防锁仓核心机制</text:span><text:span text:style-name="T1083"/></text:p>
      <text:p text:style-name="P1"><text:span text:style-name="T1084"/></text:p>
      <text:p text:style-name="P1"><text:span text:style-name="T1085">##<text:s/></text:span><text:span text:style-name="T1086">🔥</text:span><text:span text:style-name="T1087"><text:s/></text:span><text:span text:style-name="T1088">机制</text:span><text:span text:style-name="T1089">1</text:span><text:span text:style-name="T1090">：</text:span><text:span text:style-name="T1091">链下匹配</text:span><text:span text:style-name="T1092"/></text:p>
      <text:p text:style-name="P1"><text:span text:style-name="T1093"/></text:p>
      <text:p text:style-name="P1"><text:span text:style-name="T1094">Supabase<text:s/></text:span><text:span text:style-name="T1095">负责</text:span><text:span text:style-name="T1096">：</text:span><text:span text:style-name="T1097"/></text:p>
      <text:p text:style-name="P1"><text:span text:style-name="T1098"/></text:p>
      <text:p text:style-name="P1"><text:span text:style-name="T1099">*<text:s/></text:span><text:span text:style-name="T1100">钱包地址登记</text:span><text:span text:style-name="T1101"/></text:p>
      <text:p text:style-name="P1"><text:span text:style-name="T1102">*<text:s/></text:span><text:span text:style-name="T1103">实时匹配</text:span><text:span text:style-name="T1104"/></text:p>
      <text:p text:style-name="P1"><text:span text:style-name="T1105">*<text:s/></text:span><text:span text:style-name="T1106">广播给双方</text:span><text:span text:style-name="T1107"/></text:p>
      <text:p text:style-name="P1"><text:span text:style-name="T1108"/></text:p>
      <text:p text:style-name="P1"><text:span text:style-name="T1109">不涉及资金</text:span><text:span text:style-name="T1110">。</text:span><text:span text:style-name="T1111"/></text:p>
      <text:p text:style-name="P1"><text:span text:style-name="T1112"/></text:p>
      <text:p text:style-name="P1"><text:span text:style-name="T1113">---</text:span><text:span text:style-name="T1114"/></text:p>
      <text:p text:style-name="P1"><text:span text:style-name="T1115"/></text:p>
      <text:p text:style-name="P1"><text:span text:style-name="T1116">##<text:s/></text:span><text:span text:style-name="T1117">🔥</text:span><text:span text:style-name="T1118"><text:s/></text:span><text:span text:style-name="T1119">机制</text:span><text:span text:style-name="T1120">2</text:span><text:span text:style-name="T1121">：</text:span><text:span text:style-name="T1122">双</text:span><text:span text:style-name="T1123">Ready</text:span><text:span text:style-name="T1124">签名</text:span><text:span text:style-name="T1125"/></text:p>
      <text:p text:style-name="P1"><text:span text:style-name="T1126"/></text:p>
      <text:p text:style-name="P1"><text:span text:style-name="T1127">匹配成功后</text:span><text:span text:style-name="T1128">：</text:span><text:span text:style-name="T1129"/></text:p>
      <text:p text:style-name="P1"><text:span text:style-name="T1130"/></text:p>
      <text:p text:style-name="P1"><text:span text:style-name="T1131">双方必须点击</text:span><text:span text:style-name="T1132">：</text:span><text:span text:style-name="T1133"/></text:p>
      <text:p text:style-name="P1"><text:span text:style-name="T1134"/></text:p>
      <text:p text:style-name="P1"><text:span text:style-name="T1135">```</text:span><text:span text:style-name="T1136"/></text:p>
      <text:p text:style-name="P1"><text:span text:style-name="T1137">[Ready]</text:span><text:span text:style-name="T1138"/></text:p>
      <text:p text:style-name="P1"><text:span text:style-name="T1139">```</text:span><text:span text:style-name="T1140"/></text:p>
      <text:p text:style-name="P1"><text:span text:style-name="T1141"/></text:p>
      <text:p text:style-name="P1"><text:span text:style-name="T1142">签名一段<text:s/></text:span><text:span text:style-name="T1143">message：</text:span><text:span text:style-name="T1144"/></text:p>
      <text:p text:style-name="P1"><text:span text:style-name="T1145"/></text:p>
      <text:p text:style-name="P1"><text:span text:style-name="T1146">```</text:span><text:span text:style-name="T1147"/></text:p>
      <text:p text:style-name="P1"><text:span text:style-name="T1148">I confirm to start Card</text:span><text:span text:style-name="T1149">9<text:s/></text:span><text:span text:style-name="T1150">match #</text:span><text:span text:style-name="T1151">123</text:span><text:span text:style-name="T1152"/></text:p>
      <text:p text:style-name="P1"><text:span text:style-name="T1153">```</text:span><text:span text:style-name="T1154"/></text:p>
      <text:p text:style-name="P1"><text:span text:style-name="T1155"/></text:p>
      <text:p text:style-name="P1"><text:span text:style-name="T1156">这是离链签名</text:span><text:span text:style-name="T1157">，</text:span><text:span text:style-name="T1158">不消耗</text:span><text:span text:style-name="T1159">Gas。</text:span><text:span text:style-name="T1160"/></text:p>
      <text:p text:style-name="P1"><text:span text:style-name="T1161"/></text:p>
      <text:p text:style-name="P1"><text:span text:style-name="T1162">---</text:span><text:span text:style-name="T1163"/></text:p>
      <text:p text:style-name="P1"><text:span text:style-name="T1164"/></text:p>
      <text:p text:style-name="P1"><text:span text:style-name="T1165">##<text:s/></text:span><text:span text:style-name="T1166">🔥</text:span><text:span text:style-name="T1167"><text:s/></text:span><text:span text:style-name="T1168">机制</text:span><text:span text:style-name="T1169">3</text:span><text:span text:style-name="T1170">：</text:span><text:span text:style-name="T1171">双签名完成才允许链上启动</text:span><text:span text:style-name="T1172"/></text:p>
      <text:p text:style-name="P1"><text:span text:style-name="T1173"/></text:p>
      <text:p text:style-name="P1"><text:span text:style-name="T1174">Supabase<text:s/></text:span><text:span text:style-name="T1175">检测</text:span><text:span text:style-name="T1176">：</text:span><text:span text:style-name="T1177"/></text:p>
      <text:p text:style-name="P1"><text:span text:style-name="T1178"/></text:p>
      <text:p text:style-name="P1"><text:span text:style-name="T1179">```</text:span><text:span text:style-name="T1180"/></text:p>
      <text:p text:style-name="P1"><text:span text:style-name="T1181">if (player</text:span><text:span text:style-name="T1182">1</text:span><text:span text:style-name="T1183">_ready &amp;&amp; player</text:span><text:span text:style-name="T1184">2</text:span><text:span text:style-name="T1185">_ready)</text:span><text:span text:style-name="T1186"/></text:p>
      <text:p text:style-name="P1"><text:span text:style-name="T1187">```</text:span><text:span text:style-name="T1188"/></text:p>
      <text:p text:style-name="P1"><text:span text:style-name="T1189"/></text:p>
      <text:p text:style-name="P1"><text:span text:style-name="T1190">前端才显示</text:span><text:span text:style-name="T1191">：</text:span><text:span text:style-name="T1192"/></text:p>
      <text:p text:style-name="P1"><text:span text:style-name="T1193"/></text:p>
      <text:p text:style-name="P1"><text:span text:style-name="T1194">```</text:span><text:span text:style-name="T1195"/></text:p>
      <text:p text:style-name="P1"><text:span text:style-name="T1196">[Start On Chain]</text:span><text:span text:style-name="T1197"/></text:p>
      <text:p text:style-name="P1"><text:span text:style-name="T1198">```</text:span><text:span text:style-name="T1199"/></text:p>
      <text:p text:style-name="P1"><text:span text:style-name="T1200"/></text:p>
      <text:p text:style-name="P1"><text:span text:style-name="T1201">---</text:span><text:span text:style-name="T1202"/></text:p>
      <text:p text:style-name="P1"><text:span text:style-name="T1203"/></text:p>
      <text:p text:style-name="P1"><text:span text:style-name="T1204">##<text:s/></text:span><text:span text:style-name="T1205">🔥</text:span><text:span text:style-name="T1206"><text:s/></text:span><text:span text:style-name="T1207">机制</text:span><text:span text:style-name="T1208">4</text:span><text:span text:style-name="T1209">：</text:span><text:span text:style-name="T1210">链上启动函数必须包含两个地址</text:span><text:span text:style-name="T1211"/></text:p>
      <text:p text:style-name="P1"><text:span text:style-name="T1212"/></text:p>
      <text:p text:style-name="P1"><text:span text:style-name="T1213">```solidity</text:span><text:span text:style-name="T1214"/></text:p>
      <text:p text:style-name="P1"><text:span text:style-name="T1215">function startMatch(address p</text:span><text:span text:style-name="T1216">1</text:span><text:span text:style-name="T1217">, address p</text:span><text:span text:style-name="T1218">2</text:span><text:span text:style-name="T1219">) external payable</text:span><text:span text:style-name="T1220"/></text:p>
      <text:p text:style-name="P1"><text:span text:style-name="T1221">```</text:span><text:span text:style-name="T1222"/></text:p>
      <text:p text:style-name="P1"><text:span text:style-name="T1223"/></text:p>
      <text:p text:style-name="P1"><text:span text:style-name="T1224">要求</text:span><text:span text:style-name="T1225">：</text:span><text:span text:style-name="T1226"/></text:p>
      <text:p text:style-name="P1"><text:span text:style-name="T1227"/></text:p>
      <text:p text:style-name="P1"><text:span text:style-name="T1228">```solidity</text:span><text:span text:style-name="T1229"/></text:p>
      <text:p text:style-name="P1"><text:span text:style-name="T1230">require(msg.value == baseStake *<text:s/></text:span><text:span text:style-name="T1231">2</text:span><text:span text:style-name="T1232">);</text:span><text:span text:style-name="T1233"/></text:p>
      <text:p text:style-name="P1"><text:span text:style-name="T1234">```</text:span><text:span text:style-name="T1235"/></text:p>
      <text:p text:style-name="P1"><text:span text:style-name="T1236"/></text:p>
      <text:p text:style-name="P1"><text:span text:style-name="T1237">必须一次性带入双人保证金</text:span><text:span text:style-name="T1238">。</text:span><text:span text:style-name="T1239"/></text:p>
      <text:p text:style-name="P1"><text:span text:style-name="T1240"/></text:p>
      <text:p text:style-name="P1"><text:span text:style-name="T1241">---</text:span><text:span text:style-name="T1242"/></text:p>
      <text:p text:style-name="P1"><text:span text:style-name="T1243"/></text:p>
      <text:p text:style-name="P1"><text:span text:style-name="T1244">#<text:s/></text:span><text:span text:style-name="T1245">四</text:span><text:span text:style-name="T1246">、</text:span><text:span text:style-name="T1247">防锁仓逻辑</text:span><text:span text:style-name="T1248"/></text:p>
      <text:p text:style-name="P1"><text:span text:style-name="T1249"/></text:p>
      <text:p text:style-name="P1"><text:span text:style-name="T1250">##<text:s/></text:span><text:span text:style-name="T1251">如果第二人不</text:span><text:span text:style-name="T1252">Ready</text:span><text:span text:style-name="T1253"/></text:p>
      <text:p text:style-name="P1"><text:span text:style-name="T1254"/></text:p>
      <text:p text:style-name="P1"><text:span text:style-name="T1255">Supabase：</text:span><text:span text:style-name="T1256"/></text:p>
      <text:p text:style-name="P1"><text:span text:style-name="T1257"/></text:p>
      <text:p text:style-name="P1"><text:span text:style-name="T1258">```</text:span><text:span text:style-name="T1259"/></text:p>
      <text:p text:style-name="P1"><text:span text:style-name="T1260">5</text:span><text:span text:style-name="T1261">分钟自动清理</text:span><text:span text:style-name="T1262"/></text:p>
      <text:p text:style-name="P1"><text:span text:style-name="T1263">```</text:span><text:span text:style-name="T1264"/></text:p>
      <text:p text:style-name="P1"><text:span text:style-name="T1265"/></text:p>
      <text:p text:style-name="P1"><text:span text:style-name="T1266">没有任何链上操作</text:span><text:span text:style-name="T1267"/></text:p>
      <text:p text:style-name="P1"><text:span text:style-name="T1268">没有</text:span><text:span text:style-name="T1269">Gas</text:span><text:span text:style-name="T1270"/></text:p>
      <text:p text:style-name="P1"><text:span text:style-name="T1271">没有锁仓</text:span><text:span text:style-name="T1272"/></text:p>
      <text:p text:style-name="P1"><text:span text:style-name="T1273"/></text:p>
      <text:p text:style-name="P1"><text:span text:style-name="T1274">---</text:span><text:span text:style-name="T1275"/></text:p>
      <text:p text:style-name="P1"><text:span text:style-name="T1276"/></text:p>
      <text:p text:style-name="P1"><text:span text:style-name="T1277">##<text:s/></text:span><text:span text:style-name="T1278">如果一个人</text:span><text:span text:style-name="T1279">Ready</text:span><text:span text:style-name="T1280">后断网</text:span><text:span text:style-name="T1281"/></text:p>
      <text:p text:style-name="P1"><text:span text:style-name="T1282"/></text:p>
      <text:p text:style-name="P1"><text:span text:style-name="T1283">Supabase：</text:span><text:span text:style-name="T1284"/></text:p>
      <text:p text:style-name="P1"><text:span text:style-name="T1285"/></text:p>
      <text:p text:style-name="P1"><text:span text:style-name="T1286">```</text:span><text:span text:style-name="T1287"/></text:p>
      <text:p text:style-name="P1"><text:span text:style-name="T1288">ready</text:span><text:span text:style-name="T1289">过期时间<text:s/></text:span><text:span text:style-name="T1290">60</text:span><text:span text:style-name="T1291">秒</text:span><text:span text:style-name="T1292"/></text:p>
      <text:p text:style-name="P1"><text:span text:style-name="T1293">```</text:span><text:span text:style-name="T1294"/></text:p>
      <text:p text:style-name="P1"><text:span text:style-name="T1295"/></text:p>
      <text:p text:style-name="P1"><text:span text:style-name="T1296">自动回到<text:s/></text:span><text:span text:style-name="T1297">MATCHING</text:span><text:span text:style-name="T1298"/></text:p>
      <text:p text:style-name="P1"><text:span text:style-name="T1299"/></text:p>
      <text:p text:style-name="P1"><text:span text:style-name="T1300">---</text:span><text:span text:style-name="T1301"/></text:p>
      <text:p text:style-name="P1"><text:span text:style-name="T1302"/></text:p>
      <text:p text:style-name="P1"><text:span text:style-name="T1303">#<text:s/></text:span><text:span text:style-name="T1304">五</text:span><text:span text:style-name="T1305">、</text:span><text:span text:style-name="T1306">链上防锁仓机制</text:span><text:span text:style-name="T1307">（</text:span><text:span text:style-name="T1308">最终保险</text:span><text:span text:style-name="T1309">）</text:span><text:span text:style-name="T1310"/></text:p>
      <text:p text:style-name="P1"><text:span text:style-name="T1311"/></text:p>
      <text:p text:style-name="P1"><text:span text:style-name="T1312">## startMatch<text:s/></text:span><text:span text:style-name="T1313">之后</text:span><text:span text:style-name="T1314"/></text:p>
      <text:p text:style-name="P1"><text:span text:style-name="T1315"/></text:p>
      <text:p text:style-name="P1"><text:span text:style-name="T1316">增加</text:span><text:span text:style-name="T1317">：</text:span><text:span text:style-name="T1318"/></text:p>
      <text:p text:style-name="P1"><text:span text:style-name="T1319"/></text:p>
      <text:p text:style-name="P1"><text:span text:style-name="T1320">```solidity</text:span><text:span text:style-name="T1321"/></text:p>
      <text:p text:style-name="P1"><text:span text:style-name="T1322">uint public fundDeadline;</text:span><text:span text:style-name="T1323"/></text:p>
      <text:p text:style-name="P1"><text:span text:style-name="T1324">```</text:span><text:span text:style-name="T1325"/></text:p>
      <text:p text:style-name="P1"><text:span text:style-name="T1326"/></text:p>
      <text:p text:style-name="P1"><text:span text:style-name="T1327">---</text:span><text:span text:style-name="T1328"/></text:p>
      <text:p text:style-name="P1"><text:span text:style-name="T1329"/></text:p>
      <text:p text:style-name="P1"><text:span text:style-name="T1330">###<text:s/></text:span><text:span text:style-name="T1331">如果链上</text:span><text:span text:style-name="T1332">FUNDED</text:span><text:span text:style-name="T1333">后异常</text:span><text:span text:style-name="T1334"/></text:p>
      <text:p text:style-name="P1"><text:span text:style-name="T1335"/></text:p>
      <text:p text:style-name="P1"><text:span text:style-name="T1336">例如</text:span><text:span text:style-name="T1337">：</text:span><text:span text:style-name="T1338"/></text:p>
      <text:p text:style-name="P1"><text:span text:style-name="T1339"/></text:p>
      <text:p text:style-name="P1"><text:span text:style-name="T1340">*<text:s/></text:span><text:span text:style-name="T1341">前端崩溃</text:span><text:span text:style-name="T1342"/></text:p>
      <text:p text:style-name="P1"><text:span text:style-name="T1343">*<text:s/></text:span><text:span text:style-name="T1344">不进入发牌</text:span><text:span text:style-name="T1345"/></text:p>
      <text:p text:style-name="P1"><text:span text:style-name="T1346"/></text:p>
      <text:p text:style-name="P1"><text:span text:style-name="T1347">可以增加</text:span><text:span text:style-name="T1348">：</text:span><text:span text:style-name="T1349"/></text:p>
      <text:p text:style-name="P1"><text:span text:style-name="T1350"/></text:p>
      <text:p text:style-name="P1"><text:span text:style-name="T1351">```solidity</text:span><text:span text:style-name="T1352"/></text:p>
      <text:p text:style-name="P1"><text:span text:style-name="T1353">function emergencyCancel(uint matchId)</text:span><text:span text:style-name="T1354"/></text:p>
      <text:p text:style-name="P1"><text:span text:style-name="T1355">```</text:span><text:span text:style-name="T1356"/></text:p>
      <text:p text:style-name="P1"><text:span text:style-name="T1357"/></text:p>
      <text:p text:style-name="P1"><text:span text:style-name="T1358">条件</text:span><text:span text:style-name="T1359">：</text:span><text:span text:style-name="T1360"/></text:p>
      <text:p text:style-name="P1"><text:span text:style-name="T1361"/></text:p>
      <text:p text:style-name="P1"><text:span text:style-name="T1362">```solidity</text:span><text:span text:style-name="T1363"/></text:p>
      <text:p text:style-name="P1"><text:span text:style-name="T1364">require(block.timestamp &gt; fundDeadline);</text:span><text:span text:style-name="T1365"/></text:p>
      <text:p text:style-name="P1"><text:span text:style-name="T1366">```</text:span><text:span text:style-name="T1367"/></text:p>
      <text:p text:style-name="P1"><text:span text:style-name="T1368"/></text:p>
      <text:p text:style-name="P1"><text:span text:style-name="T1369">退还双方保证金</text:span><text:span text:style-name="T1370">。</text:span><text:span text:style-name="T1371"/></text:p>
      <text:p text:style-name="P1"><text:span text:style-name="T1372"/></text:p>
      <text:p text:style-name="P1"><text:span text:style-name="T1373">---</text:span><text:span text:style-name="T1374"/></text:p>
      <text:p text:style-name="P1"><text:span text:style-name="T1375"/></text:p>
      <text:p text:style-name="P1"><text:span text:style-name="T1376">#<text:s/></text:span><text:span text:style-name="T1377">六</text:span><text:span text:style-name="T1378">、Supabase<text:s/></text:span><text:span text:style-name="T1379">架构设计</text:span><text:span text:style-name="T1380"/></text:p>
      <text:p text:style-name="P1"><text:span text:style-name="T1381"/></text:p>
      <text:p text:style-name="P1"><text:span text:style-name="T1382">##<text:s/></text:span><text:span text:style-name="T1383">1️</text:span><text:span text:style-name="T1384">⃣</text:span><text:span text:style-name="T1385"><text:s/></text:span><text:span text:style-name="T1386">创建项目</text:span><text:span text:style-name="T1387"/></text:p>
      <text:p text:style-name="P1"><text:span text:style-name="T1388"/></text:p>
      <text:p text:style-name="P1"><text:span text:style-name="T1389">登录</text:span><text:span text:style-name="T1390">：</text:span><text:span text:style-name="T1391"/></text:p>
      <text:p text:style-name="P1"><text:span text:style-name="T1392"/></text:p>
      <text:p text:style-name="P1"><text:span text:style-name="T1393">[</text:span><text:a xlink:href="https://supabase.com](https://supabase.com)"><text:span text:style-name="T1394">https://supabase.com](https://supabase.com)</text:span></text:a><text:span text:style-name="T1395"/></text:p>
      <text:p text:style-name="P1"><text:span text:style-name="T1396"/></text:p>
      <text:p text:style-name="P1"><text:span text:style-name="T1397">创建</text:span><text:span text:style-name="T1398">：</text:span><text:span text:style-name="T1399"/></text:p>
      <text:p text:style-name="P1"><text:span text:style-name="T1400"/></text:p>
      <text:p text:style-name="P1"><text:span text:style-name="T1401">```</text:span><text:span text:style-name="T1402"/></text:p>
      <text:p text:style-name="P1"><text:span text:style-name="T1403">card</text:span><text:span text:style-name="T1404">9</text:span><text:span text:style-name="T1405"/></text:p>
      <text:p text:style-name="P1"><text:span text:style-name="T1406">```</text:span><text:span text:style-name="T1407"/></text:p>
      <text:p text:style-name="P1"><text:span text:style-name="T1408"/></text:p>
      <text:p text:style-name="P1"><text:span text:style-name="T1409">---</text:span><text:span text:style-name="T1410"/></text:p>
      <text:p text:style-name="P1"><text:span text:style-name="T1411"/></text:p>
      <text:p text:style-name="P1"><text:span text:style-name="T1412">##<text:s/></text:span><text:span text:style-name="T1413">2️</text:span><text:span text:style-name="T1414">⃣</text:span><text:span text:style-name="T1415"><text:s/></text:span><text:span text:style-name="T1416">建立数据库表</text:span><text:span text:style-name="T1417"/></text:p>
      <text:p text:style-name="P1"><text:span text:style-name="T1418"/></text:p>
      <text:p text:style-name="P1"><text:span text:style-name="T1419">### matches<text:s/></text:span><text:span text:style-name="T1420">表</text:span><text:span text:style-name="T1421"/></text:p>
      <text:p text:style-name="P1"><text:span text:style-name="T1422"/></text:p>
      <text:p text:style-name="P1"><text:span text:style-name="T1423">```sql</text:span><text:span text:style-name="T1424"/></text:p>
      <text:p text:style-name="P1"><text:span text:style-name="T1425">create table matches (</text:span><text:span text:style-name="T1426"/></text:p>
      <text:p text:style-name="P1"><text:span text:style-name="T1427"><text:s text:c="2"/>id uuid primary key default uuid_generate_v</text:span><text:span text:style-name="T1428">4</text:span><text:span text:style-name="T1429">(),</text:span><text:span text:style-name="T1430"/></text:p>
      <text:p text:style-name="P1"><text:span text:style-name="T1431"><text:s text:c="2"/>player</text:span><text:span text:style-name="T1432">1<text:s/></text:span><text:span text:style-name="T1433">text,</text:span><text:span text:style-name="T1434"/></text:p>
      <text:p text:style-name="P1"><text:span text:style-name="T1435"><text:s text:c="2"/>player</text:span><text:span text:style-name="T1436">2<text:s/></text:span><text:span text:style-name="T1437">text,</text:span><text:span text:style-name="T1438"/></text:p>
      <text:p text:style-name="P1"><text:span text:style-name="T1439"><text:s text:c="2"/>status text,</text:span><text:span text:style-name="T1440"/></text:p>
      <text:p text:style-name="P1"><text:span text:style-name="T1441"><text:s text:c="2"/>player</text:span><text:span text:style-name="T1442">1</text:span><text:span text:style-name="T1443">_ready boolean default false,</text:span><text:span text:style-name="T1444"/></text:p>
      <text:p text:style-name="P1"><text:span text:style-name="T1445"><text:s text:c="2"/>player</text:span><text:span text:style-name="T1446">2</text:span><text:span text:style-name="T1447">_ready boolean default false,</text:span><text:span text:style-name="T1448"/></text:p>
      <text:p text:style-name="P1"><text:span text:style-name="T1449"><text:s text:c="2"/>created_at timestamp default now()</text:span><text:span text:style-name="T1450"/></text:p>
      <text:p text:style-name="P1"><text:span text:style-name="T1451">);</text:span><text:span text:style-name="T1452"/></text:p>
      <text:p text:style-name="P1"><text:span text:style-name="T1453">```</text:span><text:span text:style-name="T1454"/></text:p>
      <text:p text:style-name="P1"><text:span text:style-name="T1455"/></text:p>
      <text:p text:style-name="P1"><text:span text:style-name="T1456">---</text:span><text:span text:style-name="T1457"/></text:p>
      <text:p text:style-name="P1"><text:span text:style-name="T1458"/></text:p>
      <text:p text:style-name="P1"><text:span text:style-name="T1459">### queue<text:s/></text:span><text:span text:style-name="T1460">表</text:span><text:span text:style-name="T1461"/></text:p>
      <text:p text:style-name="P1"><text:span text:style-name="T1462"/></text:p>
      <text:p text:style-name="P1"><text:span text:style-name="T1463">```sql</text:span><text:span text:style-name="T1464"/></text:p>
      <text:p text:style-name="P1"><text:span text:style-name="T1465">create table queue (</text:span><text:span text:style-name="T1466"/></text:p>
      <text:p text:style-name="P1"><text:span text:style-name="T1467"><text:s text:c="2"/>wallet text primary key,</text:span><text:span text:style-name="T1468"/></text:p>
      <text:p text:style-name="P1"><text:span text:style-name="T1469"><text:s text:c="2"/>joined_at timestamp default now()</text:span><text:span text:style-name="T1470"/></text:p>
      <text:p text:style-name="P1"><text:span text:style-name="T1471">);</text:span><text:span text:style-name="T1472"/></text:p>
      <text:p text:style-name="P1"><text:span text:style-name="T1473">```</text:span><text:span text:style-name="T1474"/></text:p>
      <text:p text:style-name="P1"><text:span text:style-name="T1475"/></text:p>
      <text:p text:style-name="P1"><text:span text:style-name="T1476">---</text:span><text:span text:style-name="T1477"/></text:p>
      <text:p text:style-name="P1"><text:span text:style-name="T1478"/></text:p>
      <text:p text:style-name="P1"><text:span text:style-name="T1479">##<text:s/></text:span><text:span text:style-name="T1480">3️</text:span><text:span text:style-name="T1481">⃣</text:span><text:span text:style-name="T1482"><text:s/></text:span><text:span text:style-name="T1483">启用<text:s/></text:span><text:span text:style-name="T1484">Realtime</text:span><text:span text:style-name="T1485"/></text:p>
      <text:p text:style-name="P1"><text:span text:style-name="T1486"/></text:p>
      <text:p text:style-name="P1"><text:span text:style-name="T1487">Dashboard：</text:span><text:span text:style-name="T1488"/></text:p>
      <text:p text:style-name="P1"><text:span text:style-name="T1489"/></text:p>
      <text:p text:style-name="P1"><text:span text:style-name="T1490">```</text:span><text:span text:style-name="T1491"/></text:p>
      <text:p text:style-name="P1"><text:span text:style-name="T1492">Database<text:s/></text:span><text:span text:style-name="T1493">→<text:s/></text:span><text:span text:style-name="T1494">Replication</text:span><text:span text:style-name="T1495"/></text:p>
      <text:p text:style-name="P1"><text:span text:style-name="T1496">```</text:span><text:span text:style-name="T1497"/></text:p>
      <text:p text:style-name="P1"><text:span text:style-name="T1498"/></text:p>
      <text:p text:style-name="P1"><text:span text:style-name="T1499">开启</text:span><text:span text:style-name="T1500">：</text:span><text:span text:style-name="T1501"/></text:p>
      <text:p text:style-name="P1"><text:span text:style-name="T1502"/></text:p>
      <text:p text:style-name="P1"><text:span text:style-name="T1503">```</text:span><text:span text:style-name="T1504"/></text:p>
      <text:p text:style-name="P1"><text:span text:style-name="T1505">queue</text:span><text:span text:style-name="T1506"/></text:p>
      <text:p text:style-name="P1"><text:span text:style-name="T1507">matches</text:span><text:span text:style-name="T1508"/></text:p>
      <text:p text:style-name="P1"><text:span text:style-name="T1509">```</text:span><text:span text:style-name="T1510"/></text:p>
      <text:p text:style-name="P1"><text:span text:style-name="T1511"/></text:p>
      <text:p text:style-name="P1"><text:span text:style-name="T1512">---</text:span><text:span text:style-name="T1513"/></text:p>
      <text:p text:style-name="P1"><text:span text:style-name="T1514"/></text:p>
      <text:p text:style-name="P1"><text:span text:style-name="T1515">##<text:s/></text:span><text:span text:style-name="T1516">4️</text:span><text:span text:style-name="T1517">⃣</text:span><text:span text:style-name="T1518"><text:s/></text:span><text:span text:style-name="T1519">前端连接<text:s/></text:span><text:span text:style-name="T1520">Supabase</text:span><text:span text:style-name="T1521"/></text:p>
      <text:p text:style-name="P1"><text:span text:style-name="T1522"/></text:p>
      <text:p text:style-name="P1"><text:span text:style-name="T1523">安装</text:span><text:span text:style-name="T1524">：</text:span><text:span text:style-name="T1525"/></text:p>
      <text:p text:style-name="P1"><text:span text:style-name="T1526"/></text:p>
      <text:p text:style-name="P1"><text:span text:style-name="T1527">```bash</text:span><text:span text:style-name="T1528"/></text:p>
      <text:p text:style-name="P1"><text:span text:style-name="T1529">npm install @supabase/supabase-js</text:span><text:span text:style-name="T1530"/></text:p>
      <text:p text:style-name="P1"><text:span text:style-name="T1531">```</text:span><text:span text:style-name="T1532"/></text:p>
      <text:p text:style-name="P1"><text:span text:style-name="T1533"/></text:p>
      <text:p text:style-name="P1"><text:span text:style-name="T1534">---</text:span><text:span text:style-name="T1535"/></text:p>
      <text:p text:style-name="P1"><text:span text:style-name="T1536"/></text:p>
      <text:p text:style-name="P1"><text:span text:style-name="T1537">##<text:s/></text:span><text:span text:style-name="T1538">5️</text:span><text:span text:style-name="T1539">⃣</text:span><text:span text:style-name="T1540"><text:s/></text:span><text:span text:style-name="T1541">初始化客户端</text:span><text:span text:style-name="T1542"/></text:p>
      <text:p text:style-name="P1"><text:span text:style-name="T1543"/></text:p>
      <text:p text:style-name="P1"><text:span text:style-name="T1544">```javascript</text:span><text:span text:style-name="T1545"/></text:p>
      <text:p text:style-name="P1"><text:span text:style-name="T1546">import { createClient } from '@supabase/supabase-js'</text:span><text:span text:style-name="T1547"/></text:p>
      <text:p text:style-name="P1"><text:span text:style-name="T1548"/></text:p>
      <text:p text:style-name="P1"><text:span text:style-name="T1549">const supabase = createClient(</text:span><text:span text:style-name="T1550"/></text:p>
      <text:p text:style-name="P1"><text:span text:style-name="T1551"><text:s text:c="2"/>process.env.NEXT_PUBLIC_SUPABASE_URL,</text:span><text:span text:style-name="T1552"/></text:p>
      <text:p text:style-name="P1"><text:span text:style-name="T1553"><text:s text:c="2"/>process.env.NEXT_PUBLIC_SUPABASE_ANON_KEY</text:span><text:span text:style-name="T1554"/></text:p>
      <text:p text:style-name="P1"><text:span text:style-name="T1555">)</text:span><text:span text:style-name="T1556"/></text:p>
      <text:p text:style-name="P1"><text:span text:style-name="T1557">```</text:span><text:span text:style-name="T1558"/></text:p>
      <text:p text:style-name="P1"><text:span text:style-name="T1559"/></text:p>
      <text:p text:style-name="P1"><text:span text:style-name="T1560">---</text:span><text:span text:style-name="T1561"/></text:p>
      <text:p text:style-name="P1"><text:span text:style-name="T1562"/></text:p>
      <text:p text:style-name="P1"><text:span text:style-name="T1563">#<text:s/></text:span><text:span text:style-name="T1564">七</text:span><text:span text:style-name="T1565">、</text:span><text:span text:style-name="T1566">匹配逻辑</text:span><text:span text:style-name="T1567"/></text:p>
      <text:p text:style-name="P1"><text:span text:style-name="T1568"/></text:p>
      <text:p text:style-name="P1"><text:span text:style-name="T1569">##<text:s/></text:span><text:span text:style-name="T1570">玩家点击匹配</text:span><text:span text:style-name="T1571"/></text:p>
      <text:p text:style-name="P1"><text:span text:style-name="T1572"/></text:p>
      <text:p text:style-name="P1"><text:span text:style-name="T1573">```javascript</text:span><text:span text:style-name="T1574"/></text:p>
      <text:p text:style-name="P1"><text:span text:style-name="T1575">await supabase</text:span><text:span text:style-name="T1576"/></text:p>
      <text:p text:style-name="P1"><text:span text:style-name="T1577"><text:s text:c="2"/>.from('queue')</text:span><text:span text:style-name="T1578"/></text:p>
      <text:p text:style-name="P1"><text:span text:style-name="T1579"><text:s text:c="2"/>.insert({ wallet: address })</text:span><text:span text:style-name="T1580"/></text:p>
      <text:p text:style-name="P1"><text:span text:style-name="T1581">```</text:span><text:span text:style-name="T1582"/></text:p>
      <text:p text:style-name="P1"><text:span text:style-name="T1583"/></text:p>
      <text:p text:style-name="P1"><text:span text:style-name="T1584">---</text:span><text:span text:style-name="T1585"/></text:p>
      <text:p text:style-name="P1"><text:span text:style-name="T1586"/></text:p>
      <text:p text:style-name="P1"><text:span text:style-name="T1587">##<text:s/></text:span><text:span text:style-name="T1588">服务器监听<text:s/></text:span><text:span text:style-name="T1589">queue</text:span><text:span text:style-name="T1590"/></text:p>
      <text:p text:style-name="P1"><text:span text:style-name="T1591"/></text:p>
      <text:p text:style-name="P1"><text:span text:style-name="T1592">使用<text:s/></text:span><text:span text:style-name="T1593">Edge Function<text:s/></text:span><text:span text:style-name="T1594">或监听</text:span><text:span text:style-name="T1595">：</text:span><text:span text:style-name="T1596"/></text:p>
      <text:p text:style-name="P1"><text:span text:style-name="T1597"/></text:p>
      <text:p text:style-name="P1"><text:span text:style-name="T1598">当<text:s/></text:span><text:span text:style-name="T1599">queue &gt;=<text:s/></text:span><text:span text:style-name="T1600">2</text:span><text:span text:style-name="T1601">：</text:span><text:span text:style-name="T1602"/></text:p>
      <text:p text:style-name="P1"><text:span text:style-name="T1603"/></text:p>
      <text:p text:style-name="P1"><text:span text:style-name="T1604">```javascript</text:span><text:span text:style-name="T1605"/></text:p>
      <text:p text:style-name="P1"><text:span text:style-name="T1606">create match</text:span><text:span text:style-name="T1607"/></text:p>
      <text:p text:style-name="P1"><text:span text:style-name="T1608">delete from queue</text:span><text:span text:style-name="T1609"/></text:p>
      <text:p text:style-name="P1"><text:span text:style-name="T1610">```</text:span><text:span text:style-name="T1611"/></text:p>
      <text:p text:style-name="P1"><text:span text:style-name="T1612"/></text:p>
      <text:p text:style-name="P1"><text:span text:style-name="T1613">---</text:span><text:span text:style-name="T1614"/></text:p>
      <text:p text:style-name="P1"><text:span text:style-name="T1615"/></text:p>
      <text:p text:style-name="P1"><text:span text:style-name="T1616">##<text:s/></text:span><text:span text:style-name="T1617">推送匹配成功</text:span><text:span text:style-name="T1618"/></text:p>
      <text:p text:style-name="P1"><text:span text:style-name="T1619"/></text:p>
      <text:p text:style-name="P1"><text:span text:style-name="T1620">Realtime<text:s/></text:span><text:span text:style-name="T1621">监听</text:span><text:span text:style-name="T1622">：</text:span><text:span text:style-name="T1623"/></text:p>
      <text:p text:style-name="P1"><text:span text:style-name="T1624"/></text:p>
      <text:p text:style-name="P1"><text:span text:style-name="T1625">```javascript</text:span><text:span text:style-name="T1626"/></text:p>
      <text:p text:style-name="P1"><text:span text:style-name="T1627">supabase</text:span><text:span text:style-name="T1628"/></text:p>
      <text:p text:style-name="P1"><text:span text:style-name="T1629"><text:s text:c="2"/>.channel('match-updates')</text:span><text:span text:style-name="T1630"/></text:p>
      <text:p text:style-name="P1"><text:span text:style-name="T1631"><text:s text:c="2"/>.on('postgres_changes', ...)</text:span><text:span text:style-name="T1632"/></text:p>
      <text:p text:style-name="P1"><text:span text:style-name="T1633">```</text:span><text:span text:style-name="T1634"/></text:p>
      <text:p text:style-name="P1"><text:span text:style-name="T1635"/></text:p>
      <text:p text:style-name="P1"><text:span text:style-name="T1636">---</text:span><text:span text:style-name="T1637"/></text:p>
      <text:p text:style-name="P1"><text:span text:style-name="T1638"/></text:p>
      <text:p text:style-name="P1"><text:span text:style-name="T1639">#<text:s/></text:span><text:span text:style-name="T1640">八</text:span><text:span text:style-name="T1641">、Ready<text:s/></text:span><text:span text:style-name="T1642">签名流程</text:span><text:span text:style-name="T1643"/></text:p>
      <text:p text:style-name="P1"><text:span text:style-name="T1644"/></text:p>
      <text:p text:style-name="P1"><text:span text:style-name="T1645">前端</text:span><text:span text:style-name="T1646">：</text:span><text:span text:style-name="T1647"/></text:p>
      <text:p text:style-name="P1"><text:span text:style-name="T1648"/></text:p>
      <text:p text:style-name="P1"><text:span text:style-name="T1649">```javascript</text:span><text:span text:style-name="T1650"/></text:p>
      <text:p text:style-name="P1"><text:span text:style-name="T1651">const signature = await signer.signMessage(</text:span><text:span text:style-name="T1652"/></text:p>
      <text:p text:style-name="P1"><text:span text:style-name="T1653"><text:s text:c="2"/>"Confirm Card</text:span><text:span text:style-name="T1654">9<text:s/></text:span><text:span text:style-name="T1655">Match"</text:span><text:span text:style-name="T1656"/></text:p>
      <text:p text:style-name="P1"><text:span text:style-name="T1657">)</text:span><text:span text:style-name="T1658"/></text:p>
      <text:p text:style-name="P1"><text:span text:style-name="T1659">```</text:span><text:span text:style-name="T1660"/></text:p>
      <text:p text:style-name="P1"><text:span text:style-name="T1661"/></text:p>
      <text:p text:style-name="P1"><text:span text:style-name="T1662">保存到<text:s/></text:span><text:span text:style-name="T1663">Supabase：</text:span><text:span text:style-name="T1664"/></text:p>
      <text:p text:style-name="P1"><text:span text:style-name="T1665"/></text:p>
      <text:p text:style-name="P1"><text:span text:style-name="T1666">```</text:span><text:span text:style-name="T1667"/></text:p>
      <text:p text:style-name="P1"><text:span text:style-name="T1668">player</text:span><text:span text:style-name="T1669">1</text:span><text:span text:style-name="T1670">_ready = true</text:span><text:span text:style-name="T1671"/></text:p>
      <text:p text:style-name="P1"><text:span text:style-name="T1672">```</text:span><text:span text:style-name="T1673"/></text:p>
      <text:p text:style-name="P1"><text:span text:style-name="T1674"/></text:p>
      <text:p text:style-name="P1"><text:span text:style-name="T1675">---</text:span><text:span text:style-name="T1676"/></text:p>
      <text:p text:style-name="P1"><text:span text:style-name="T1677"/></text:p>
      <text:p text:style-name="P1"><text:span text:style-name="T1678">#<text:s/></text:span><text:span text:style-name="T1679">九</text:span><text:span text:style-name="T1680">、</text:span><text:span text:style-name="T1681">链上启动</text:span><text:span text:style-name="T1682"/></text:p>
      <text:p text:style-name="P1"><text:span text:style-name="T1683"/></text:p>
      <text:p text:style-name="P1"><text:span text:style-name="T1684">双方<text:s/></text:span><text:span text:style-name="T1685">ready<text:s/></text:span><text:span text:style-name="T1686">后</text:span><text:span text:style-name="T1687">：</text:span><text:span text:style-name="T1688"/></text:p>
      <text:p text:style-name="P1"><text:span text:style-name="T1689"/></text:p>
      <text:p text:style-name="P1"><text:span text:style-name="T1690">前端自动弹出</text:span><text:span text:style-name="T1691">：</text:span><text:span text:style-name="T1692"/></text:p>
      <text:p text:style-name="P1"><text:span text:style-name="T1693"/></text:p>
      <text:p text:style-name="P1"><text:span text:style-name="T1694">```</text:span><text:span text:style-name="T1695"/></text:p>
      <text:p text:style-name="P1"><text:span text:style-name="T1696">startMatch()</text:span><text:span text:style-name="T1697"/></text:p>
      <text:p text:style-name="P1"><text:span text:style-name="T1698">```</text:span><text:span text:style-name="T1699"/></text:p>
      <text:p text:style-name="P1"><text:span text:style-name="T1700"/></text:p>
      <text:p text:style-name="P1"><text:span text:style-name="T1700"/></text:p>
      <text:p text:style-name="P1"><text:span text:style-name="T1701">两人分别发送<text:s/></text:span><text:span text:style-name="T1702">stake()，</text:span><text:span text:style-name="T1703"/></text:p>
      <text:p text:style-name="P1"><text:span text:style-name="T1704">合约检测</text:span><text:span text:style-name="T1705">：</text:span><text:span text:style-name="T1706"/></text:p>
      <text:p text:style-name="P1"><text:span text:style-name="T1707"/></text:p>
      <text:p text:style-name="P1"><text:span text:style-name="T1708">```</text:span><text:span text:style-name="T1709"/></text:p>
      <text:p text:style-name="P1"><text:span text:style-name="T1710">if both funded<text:s/></text:span><text:span text:style-name="T1711">→<text:s/></text:span><text:span text:style-name="T1712">start</text:span><text:span text:style-name="T1713"/></text:p>
      <text:p text:style-name="P1"><text:span text:style-name="T1714">```</text:span><text:span text:style-name="T1715"/></text:p>
      <text:p text:style-name="P1"><text:span text:style-name="T1716"/></text:p>
      <text:p text:style-name="P1"><text:span text:style-name="T1717">---</text:span><text:span text:style-name="T1718"/></text:p>
      <text:p text:style-name="P1"><text:span text:style-name="T1719"/></text:p>
      <text:p text:style-name="P1"><text:span text:style-name="T1720">#<text:s/></text:span><text:span text:style-name="T1721">十</text:span><text:span text:style-name="T1722">、</text:span><text:span text:style-name="T1723">推荐最终安全版本</text:span><text:span text:style-name="T1724"/></text:p>
      <text:p text:style-name="P1"><text:span text:style-name="T1725"/></text:p>
      <text:p text:style-name="P1"><text:span text:style-name="T1726">###<text:s/></text:span><text:span text:style-name="T1727">推荐采用</text:span><text:span text:style-name="T1728">：</text:span><text:span text:style-name="T1729"/></text:p>
      <text:p text:style-name="P1"><text:span text:style-name="T1730"/></text:p>
      <text:p text:style-name="P1"><text:span text:style-name="T1731">```</text:span><text:span text:style-name="T1732"/></text:p>
      <text:p text:style-name="P1"><text:span text:style-name="T1733">stake()<text:s/></text:span><text:span text:style-name="T1734">分开质押</text:span><text:span text:style-name="T1735"/></text:p>
      <text:p text:style-name="P1"><text:span text:style-name="T1736">```</text:span><text:span text:style-name="T1737"/></text:p>
      <text:p text:style-name="P1"><text:span text:style-name="T1738"/></text:p>
      <text:p text:style-name="P1"><text:span text:style-name="T1738"/></text:p>
      <text:p text:style-name="P1"><text:span text:style-name="T1738"/></text:p>
      <text:p text:style-name="P1"><text:span text:style-name="T1739">---</text:span><text:span text:style-name="T1740"/></text:p>
      <text:p text:style-name="P1"><text:span text:style-name="T1741"/></text:p>
      <text:p text:style-name="P1"><text:span text:style-name="T1742">## stake<text:s/></text:span><text:span text:style-name="T1743">逻辑</text:span><text:span text:style-name="T1744">：</text:span><text:span text:style-name="T1745"/></text:p>
      <text:p text:style-name="P1"><text:span text:style-name="T1746"/></text:p>
      <text:p text:style-name="P1"><text:span text:style-name="T1747">```solidity</text:span><text:span text:style-name="T1748"/></text:p>
      <text:p text:style-name="P1"><text:span text:style-name="T1749">mapping(matchId =&gt; mapping(address =&gt; bool)) funded;</text:span><text:span text:style-name="T1750"/></text:p>
      <text:p text:style-name="P1"><text:span text:style-name="T1751">```</text:span><text:span text:style-name="T1752"/></text:p>
      <text:p text:style-name="P1"><text:span text:style-name="T1753"/></text:p>
      <text:p text:style-name="P1"><text:span text:style-name="T1754">当</text:span><text:span text:style-name="T1755">：</text:span><text:span text:style-name="T1756"/></text:p>
      <text:p text:style-name="P1"><text:span text:style-name="T1757"/></text:p>
      <text:p text:style-name="P1"><text:span text:style-name="T1758">```</text:span><text:span text:style-name="T1759"/></text:p>
      <text:p text:style-name="P1"><text:span text:style-name="T1760">funded[p</text:span><text:span text:style-name="T1761">1</text:span><text:span text:style-name="T1762">] &amp;&amp; funded[p</text:span><text:span text:style-name="T1763">2</text:span><text:span text:style-name="T1764">]</text:span><text:span text:style-name="T1765"/></text:p>
      <text:p text:style-name="P1"><text:span text:style-name="T1766">```</text:span><text:span text:style-name="T1767"/></text:p>
      <text:p text:style-name="P1"><text:span text:style-name="T1768"/></text:p>
      <text:p text:style-name="P1"><text:span text:style-name="T1769">自动发牌</text:span><text:span text:style-name="T1770">。</text:span><text:span text:style-name="T1771"/></text:p>
      <text:p text:style-name="P1"><text:span text:style-name="T1772"/></text:p>
      <text:p text:style-name="P1"><text:span text:style-name="T1773">现在确定不使用</text:span><text:span text:style-name="T1774">Supabase，</text:span><text:span text:style-name="T1775">直接使用</text:span><text:span text:style-name="T1776">Node.js</text:span><text:span text:style-name="T1777">服务器匹配</text:span><text:span text:style-name="T1778">，</text:span><text:span text:style-name="T1779">你按照以上内容</text:span><text:span text:style-name="T1780">，</text:span><text:span text:style-name="T1781">给出完整可运行的前端提示词</text:span><text:span text:style-name="T178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